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5.75pt"/>
    </style:style>
    <style:style style:name="co3" style:family="table-column">
      <style:table-column-properties fo:break-before="auto" style:column-width="177.79pt"/>
    </style:style>
    <style:style style:name="co4" style:family="table-column">
      <style:table-column-properties fo:break-before="auto" style:column-width="139.66pt"/>
    </style:style>
    <style:style style:name="co5" style:family="table-column">
      <style:table-column-properties fo:break-before="auto" style:column-width="141.31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tterbee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etterbeek.F1"/>
      </table:content-validations>
      <table:table table:name="etterbeek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0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5507" calcext:value-type="float">
            <text:p>2965507</text:p>
          </table:table-cell>
          <table:table-cell table:style-name="ce2" office:value-type="string" calcext:value-type="string">
            <text:p>Avenue des Rogations</text:p>
          </table:table-cell>
          <table:table-cell table:style-name="ce2" office:value-type="string" calcext:value-type="string">
            <text:p>Kruisdag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];&quot;/&quot;;[.B2])" office:value-type="string" office:string-value="https://osm.org/relation/2965507" calcext:value-type="string">
            <text:p>https://osm.org/relation/29655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888" calcext:value-type="float">
            <text:p>2984888</text:p>
          </table:table-cell>
          <table:table-cell table:style-name="ce2" office:value-type="string" calcext:value-type="string">
            <text:p>Avenue Nouvelle</text:p>
          </table:table-cell>
          <table:table-cell table:style-name="ce2" office:value-type="string" calcext:value-type="string">
            <text:p>Nieuw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3];&quot;/&quot;;[.B3])" office:value-type="string" office:string-value="https://osm.org/relation/2984888" calcext:value-type="string">
            <text:p>https://osm.org/relation/29848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5004" calcext:value-type="float">
            <text:p>2985004</text:p>
          </table:table-cell>
          <table:table-cell table:style-name="ce2" office:value-type="string" calcext:value-type="string">
            <text:p>Rue du Reigersvliet</text:p>
          </table:table-cell>
          <table:table-cell table:style-name="ce2" office:value-type="string" calcext:value-type="string">
            <text:p>Reigersvli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];&quot;/&quot;;[.B4])" office:value-type="string" office:string-value="https://osm.org/relation/2985004" calcext:value-type="string">
            <text:p>https://osm.org/relation/29850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5022" calcext:value-type="float">
            <text:p>2985022</text:p>
          </table:table-cell>
          <table:table-cell table:style-name="ce2" office:value-type="string" calcext:value-type="string">
            <text:p>Avenue Général Bernheim</text:p>
          </table:table-cell>
          <table:table-cell table:style-name="ce2" office:value-type="string" calcext:value-type="string">
            <text:p>Generaal Bernheimlaan</text:p>
          </table:table-cell>
          <table:table-cell table:style-name="ce2" office:value-type="string" calcext:value-type="string">
            <text:p>Q326123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en.wikipedia.org/wiki/Louis_Bernheim" xlink:type="simple">https://en.wikipedia.org/wiki/Louis_Bernheim</text:a></text:p>
          </table:table-cell>
          <table:table-cell/>
          <table:table-cell table:style-name="ce7" table:formula="of:=CONCATENATE(&quot;https://osm.org/&quot;;[.A5];&quot;/&quot;;[.B5])" office:value-type="string" office:string-value="https://osm.org/relation/2985022" calcext:value-type="string">
            <text:p>https://osm.org/relation/29850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5023" calcext:value-type="float">
            <text:p>2985023</text:p>
          </table:table-cell>
          <table:table-cell table:style-name="ce2" office:value-type="string" calcext:value-type="string">
            <text:p>Avenue de la Cavalerie</text:p>
          </table:table-cell>
          <table:table-cell table:style-name="ce2" office:value-type="string" calcext:value-type="string">
            <text:p>Ruiter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];&quot;/&quot;;[.B6])" office:value-type="string" office:string-value="https://osm.org/relation/2985023" calcext:value-type="string">
            <text:p>https://osm.org/relation/29850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5044" calcext:value-type="float">
            <text:p>2985044</text:p>
          </table:table-cell>
          <table:table-cell table:style-name="ce2" office:value-type="string" calcext:value-type="string">
            <text:p>Rue Pierre Hap Lemaître</text:p>
          </table:table-cell>
          <table:table-cell table:style-name="ce2" office:value-type="string" calcext:value-type="string">
            <text:p>Pierre Hap Lemaîtr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</table:table-cell>
          <table:table-cell table:style-name="ce7" table:formula="of:=CONCATENATE(&quot;https://osm.org/&quot;;[.A7];&quot;/&quot;;[.B7])" office:value-type="string" office:string-value="https://osm.org/relation/2985044" calcext:value-type="string">
            <text:p>https://osm.org/relation/2985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5812" calcext:value-type="float">
            <text:p>2985812</text:p>
          </table:table-cell>
          <table:table-cell table:style-name="ce2" office:value-type="string" calcext:value-type="string">
            <text:p>Rue Félix Terlinden</text:p>
          </table:table-cell>
          <table:table-cell table:style-name="ce2" office:value-type="string" calcext:value-type="string">
            <text:p>Félix Terlindenstraat</text:p>
          </table:table-cell>
          <table:table-cell table:style-name="ce2" office:value-type="string" calcext:value-type="string">
            <text:p>Q521551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8];&quot;/&quot;;[.B8])" office:value-type="string" office:string-value="https://osm.org/relation/2985812" calcext:value-type="string">
            <text:p>https://osm.org/relation/29858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5894" calcext:value-type="float">
            <text:p>2985894</text:p>
          </table:table-cell>
          <table:table-cell table:style-name="ce2" office:value-type="string" calcext:value-type="string">
            <text:p>Square de Léopoldville</text:p>
          </table:table-cell>
          <table:table-cell table:style-name="ce2" office:value-type="string" calcext:value-type="string">
            <text:p>Leopoldstad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];&quot;/&quot;;[.B9])" office:value-type="string" office:string-value="https://osm.org/relation/2985894" calcext:value-type="string">
            <text:p>https://osm.org/relation/2985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6116" calcext:value-type="float">
            <text:p>2986116</text:p>
          </table:table-cell>
          <table:table-cell table:style-name="ce2" office:value-type="string" calcext:value-type="string">
            <text:p>Rue Vergote</text:p>
          </table:table-cell>
          <table:table-cell table:style-name="ce2" office:value-type="string" calcext:value-type="string">
            <text:p>Vergotestraat</text:p>
          </table:table-cell>
          <table:table-cell table:style-name="ce2" office:value-type="string" calcext:value-type="string">
            <text:p>Q21240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0];&quot;/&quot;;[.B10])" office:value-type="string" office:string-value="https://osm.org/relation/2986116" calcext:value-type="string">
            <text:p>https://osm.org/relation/2986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6141" calcext:value-type="float">
            <text:p>2986141</text:p>
          </table:table-cell>
          <table:table-cell table:style-name="ce2" office:value-type="string" calcext:value-type="string">
            <text:p>Avenue Albert Jonnart</text:p>
          </table:table-cell>
          <table:table-cell table:style-name="ce2" office:value-type="string" calcext:value-type="string">
            <text:p>Albert Jonnartlaan</text:p>
          </table:table-cell>
          <table:table-cell table:style-name="ce2" office:value-type="string" calcext:value-type="string">
            <text:p>Q28312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];&quot;/&quot;;[.B11])" office:value-type="string" office:string-value="https://osm.org/relation/2986141" calcext:value-type="string">
            <text:p>https://osm.org/relation/29861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6155" calcext:value-type="float">
            <text:p>2986155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 table:style-name="ce2" office:value-type="string" calcext:value-type="string">
            <text:p>Q24630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];&quot;/&quot;;[.B12])" office:value-type="string" office:string-value="https://osm.org/relation/2986155" calcext:value-type="string">
            <text:p>https://osm.org/relation/2986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241" calcext:value-type="float">
            <text:p>2994241</text:p>
          </table:table-cell>
          <table:table-cell table:style-name="ce2" office:value-type="string" calcext:value-type="string">
            <text:p>Rue de Gerlache</text:p>
          </table:table-cell>
          <table:table-cell table:style-name="ce2" office:value-type="string" calcext:value-type="string">
            <text:p>de Gerlachestraat</text:p>
          </table:table-cell>
          <table:table-cell table:style-name="ce2" office:value-type="string" calcext:value-type="string">
            <text:p>Q2895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3];&quot;/&quot;;[.B13])" office:value-type="string" office:string-value="https://osm.org/relation/2994241" calcext:value-type="string">
            <text:p>https://osm.org/relation/2994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297" calcext:value-type="float">
            <text:p>2994297</text:p>
          </table:table-cell>
          <table:table-cell table:style-name="ce2" office:value-type="string" calcext:value-type="string">
            <text:p>Rue Paul Segers</text:p>
          </table:table-cell>
          <table:table-cell table:style-name="ce2" office:value-type="string" calcext:value-type="string">
            <text:p>Paul Segersstraat</text:p>
          </table:table-cell>
          <table:table-cell table:style-name="ce2" office:value-type="string" calcext:value-type="string">
            <text:p>Q12471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4];&quot;/&quot;;[.B14])" office:value-type="string" office:string-value="https://osm.org/relation/2994297" calcext:value-type="string">
            <text:p>https://osm.org/relation/29942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7410" calcext:value-type="float">
            <text:p>2997410</text:p>
          </table:table-cell>
          <table:table-cell table:style-name="ce2" office:value-type="string" calcext:value-type="string">
            <text:p>Rue de Haerne</text:p>
          </table:table-cell>
          <table:table-cell table:style-name="ce2" office:value-type="string" calcext:value-type="string">
            <text:p>de Haernestraat</text:p>
          </table:table-cell>
          <table:table-cell table:style-name="ce2" office:value-type="string" calcext:value-type="string">
            <text:p>Q20452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5];&quot;/&quot;;[.B15])" office:value-type="string" office:string-value="https://osm.org/relation/2997410" calcext:value-type="string">
            <text:p>https://osm.org/relation/2997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768" calcext:value-type="float">
            <text:p>2998768</text:p>
          </table:table-cell>
          <table:table-cell table:style-name="ce2" office:value-type="string" calcext:value-type="string">
            <text:p>Avenue Victor Jacobs</text:p>
          </table:table-cell>
          <table:table-cell table:style-name="ce2" office:value-type="string" calcext:value-type="string">
            <text:p>Victor Jacobslaan</text:p>
          </table:table-cell>
          <table:table-cell table:style-name="ce2" office:value-type="string" calcext:value-type="string">
            <text:p>Q33803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6];&quot;/&quot;;[.B16])" office:value-type="string" office:string-value="https://osm.org/relation/2998768" calcext:value-type="string">
            <text:p>https://osm.org/relation/29987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783" calcext:value-type="float">
            <text:p>2998783</text:p>
          </table:table-cell>
          <table:table-cell table:style-name="ce2" office:value-type="string" calcext:value-type="string">
            <text:p>Place Saint-Antoine</text:p>
          </table:table-cell>
          <table:table-cell table:style-name="ce2" office:value-type="string" calcext:value-type="string">
            <text:p>Sint-Antoonplein</text:p>
          </table:table-cell>
          <table:table-cell table:style-name="ce2" office:value-type="string" calcext:value-type="string">
            <text:p>Q1674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7];&quot;/&quot;;[.B17])" office:value-type="string" office:string-value="https://osm.org/relation/2998783" calcext:value-type="string">
            <text:p>https://osm.org/relation/29987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789" calcext:value-type="float">
            <text:p>2998789</text:p>
          </table:table-cell>
          <table:table-cell table:style-name="ce2" office:value-type="string" calcext:value-type="string">
            <text:p>Rue Alex Marcette</text:p>
          </table:table-cell>
          <table:table-cell table:style-name="ce2" office:value-type="string" calcext:value-type="string">
            <text:p>Alex Marcettestraat</text:p>
          </table:table-cell>
          <table:table-cell table:style-name="ce2" office:value-type="string" calcext:value-type="string">
            <text:p>Q213959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8];&quot;/&quot;;[.B18])" office:value-type="string" office:string-value="https://osm.org/relation/2998789" calcext:value-type="string">
            <text:p>https://osm.org/relation/29987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876" calcext:value-type="float">
            <text:p>2998876</text:p>
          </table:table-cell>
          <table:table-cell table:style-name="ce2" office:value-type="string" calcext:value-type="string">
            <text:p>Rue Beckers</text:p>
          </table:table-cell>
          <table:table-cell table:style-name="ce2" office:value-type="string" calcext:value-type="string">
            <text:p>Beckersstraat</text:p>
          </table:table-cell>
          <table:table-cell table:style-name="ce3" office:value-type="string" calcext:value-type="string">
            <text:p>Q2150199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ebru.be/Streets/streets1040/bruxelles-1040-rue-beckers.html" xlink:type="simple">http://www.ebru.be/Streets/streets1040/bruxelles-1040-rue-beckers.html</text:a></text:p>
          </table:table-cell>
          <table:table-cell table:style-name="ce7" table:formula="of:=CONCATENATE(&quot;https://osm.org/&quot;;[.A19];&quot;/&quot;;[.B19])" office:value-type="string" office:string-value="https://osm.org/relation/2998876" calcext:value-type="string">
            <text:p>https://osm.org/relation/29988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498" calcext:value-type="float">
            <text:p>2999498</text:p>
          </table:table-cell>
          <table:table-cell table:style-name="ce2" office:value-type="string" calcext:value-type="string">
            <text:p>Rue Nothomb</text:p>
          </table:table-cell>
          <table:table-cell table:style-name="ce2" office:value-type="string" calcext:value-type="string">
            <text:p>Nothombstraat</text:p>
          </table:table-cell>
          <table:table-cell table:style-name="ce2" office:value-type="string" calcext:value-type="string">
            <text:p>Q4464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20];&quot;/&quot;;[.B20])" office:value-type="string" office:string-value="https://osm.org/relation/2999498" calcext:value-type="string">
            <text:p>https://osm.org/relation/29994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2937" calcext:value-type="float">
            <text:p>3002937</text:p>
          </table:table-cell>
          <table:table-cell table:style-name="ce2" office:value-type="string" calcext:value-type="string">
            <text:p>Avenue des Casernes</text:p>
          </table:table-cell>
          <table:table-cell table:style-name="ce2" office:value-type="string" calcext:value-type="string">
            <text:p>Kazer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1];&quot;/&quot;;[.B21])" office:value-type="string" office:string-value="https://osm.org/relation/3002937" calcext:value-type="string">
            <text:p>https://osm.org/relation/30029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2938" calcext:value-type="float">
            <text:p>3002938</text:p>
          </table:table-cell>
          <table:table-cell table:style-name="ce2" office:value-type="string" calcext:value-type="string">
            <text:p>Square Docteur Jean Joly</text:p>
          </table:table-cell>
          <table:table-cell table:style-name="ce2" office:value-type="string" calcext:value-type="string">
            <text:p>Dokter Jean Joly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</table:table-cell>
          <table:table-cell table:style-name="ce7" table:formula="of:=CONCATENATE(&quot;https://osm.org/&quot;;[.A22];&quot;/&quot;;[.B22])" office:value-type="string" office:string-value="https://osm.org/relation/3002938" calcext:value-type="string">
            <text:p>https://osm.org/relation/30029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47" calcext:value-type="float">
            <text:p>3007047</text:p>
          </table:table-cell>
          <table:table-cell table:style-name="ce2" office:value-type="string" calcext:value-type="string">
            <text:p>Rue de Chambéry</text:p>
          </table:table-cell>
          <table:table-cell table:style-name="ce2" office:value-type="string" calcext:value-type="string">
            <text:p>Chambéry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3];&quot;/&quot;;[.B23])" office:value-type="string" office:string-value="https://osm.org/relation/3007047" calcext:value-type="string">
            <text:p>https://osm.org/relation/30070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80" calcext:value-type="float">
            <text:p>3007080</text:p>
          </table:table-cell>
          <table:table-cell table:style-name="ce2" office:value-type="string" calcext:value-type="string">
            <text:p>Avenue Eudore Pirmez</text:p>
          </table:table-cell>
          <table:table-cell table:style-name="ce2" office:value-type="string" calcext:value-type="string">
            <text:p>Eudore Pirmezlaan</text:p>
          </table:table-cell>
          <table:table-cell table:style-name="ce2" office:value-type="string" calcext:value-type="string">
            <text:p>Q2390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24];&quot;/&quot;;[.B24])" office:value-type="string" office:string-value="https://osm.org/relation/3007080" calcext:value-type="string">
            <text:p>https://osm.org/relation/30070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96" calcext:value-type="float">
            <text:p>3007096</text:p>
          </table:table-cell>
          <table:table-cell table:style-name="ce2" office:value-type="string" calcext:value-type="string">
            <text:p>Boulevard Général Jacques</text:p>
          </table:table-cell>
          <table:table-cell table:style-name="ce2" office:value-type="string" calcext:value-type="string">
            <text:p>Generaal Jacqueslaan</text:p>
          </table:table-cell>
          <table:table-cell table:style-name="ce2" office:value-type="string" calcext:value-type="string">
            <text:p>Q20579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25];&quot;/&quot;;[.B25])" office:value-type="string" office:string-value="https://osm.org/relation/3007096" calcext:value-type="string">
            <text:p>https://osm.org/relation/30070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878" calcext:value-type="float">
            <text:p>3007878</text:p>
          </table:table-cell>
          <table:table-cell table:style-name="ce2" office:value-type="string" calcext:value-type="string">
            <text:p>Rue Docteur Dryepondt</text:p>
          </table:table-cell>
          <table:table-cell table:style-name="ce2" office:value-type="string" calcext:value-type="string">
            <text:p>Dokter Dryepond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  <text:p>https://willydezutter.be/?p=699</text:p>
          </table:table-cell>
          <table:table-cell table:style-name="ce7" table:formula="of:=CONCATENATE(&quot;https://osm.org/&quot;;[.A26];&quot;/&quot;;[.B26])" office:value-type="string" office:string-value="https://osm.org/relation/3007878" calcext:value-type="string">
            <text:p>https://osm.org/relation/3007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879" calcext:value-type="float">
            <text:p>3007879</text:p>
          </table:table-cell>
          <table:table-cell table:style-name="ce2" office:value-type="string" calcext:value-type="string">
            <text:p>Rue Mont du Chêne</text:p>
          </table:table-cell>
          <table:table-cell table:style-name="ce2" office:value-type="string" calcext:value-type="string">
            <text:p>Eik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7];&quot;/&quot;;[.B27])" office:value-type="string" office:string-value="https://osm.org/relation/3007879" calcext:value-type="string">
            <text:p>https://osm.org/relation/30078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930" calcext:value-type="float">
            <text:p>3007930</text:p>
          </table:table-cell>
          <table:table-cell table:style-name="ce2" office:value-type="string" calcext:value-type="string">
            <text:p>Rue Joseph Buedts</text:p>
          </table:table-cell>
          <table:table-cell table:style-name="ce2" office:value-type="string" calcext:value-type="string">
            <text:p>Joseph Bued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  <text:p>http://www.irismonument.be/fr.Etterbeek.Rue_Joseph_Buedts.html</text:p>
          </table:table-cell>
          <table:table-cell table:style-name="ce7" table:formula="of:=CONCATENATE(&quot;https://osm.org/&quot;;[.A28];&quot;/&quot;;[.B28])" office:value-type="string" office:string-value="https://osm.org/relation/3007930" calcext:value-type="string">
            <text:p>https://osm.org/relation/30079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931" calcext:value-type="float">
            <text:p>3007931</text:p>
          </table:table-cell>
          <table:table-cell table:style-name="ce2" office:value-type="string" calcext:value-type="string">
            <text:p>Avenue de la Force Aérienne</text:p>
          </table:table-cell>
          <table:table-cell table:style-name="ce2" office:value-type="string" calcext:value-type="string">
            <text:p>Luchtmach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9];&quot;/&quot;;[.B29])" office:value-type="string" office:string-value="https://osm.org/relation/3007931" calcext:value-type="string">
            <text:p>https://osm.org/relation/30079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936" calcext:value-type="float">
            <text:p>3007936</text:p>
          </table:table-cell>
          <table:table-cell table:style-name="ce2" office:value-type="string" calcext:value-type="string">
            <text:p>Avenue du Deuxième Régiment de Lanciers</text:p>
          </table:table-cell>
          <table:table-cell table:style-name="ce2" office:value-type="string" calcext:value-type="string">
            <text:p>Tweede Lansiers Regiment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30];&quot;/&quot;;[.B30])" office:value-type="string" office:string-value="https://osm.org/relation/3007936" calcext:value-type="string">
            <text:p>https://osm.org/relation/30079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633" calcext:value-type="float">
            <text:p>3009633</text:p>
          </table:table-cell>
          <table:table-cell table:style-name="ce2" office:value-type="string" calcext:value-type="string">
            <text:p>Rue Général Fivé</text:p>
          </table:table-cell>
          <table:table-cell table:style-name="ce2" office:value-type="string" calcext:value-type="string">
            <text:p>Generaal Fivé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</table:table-cell>
          <table:table-cell table:style-name="ce7" table:formula="of:=CONCATENATE(&quot;https://osm.org/&quot;;[.A31];&quot;/&quot;;[.B31])" office:value-type="string" office:string-value="https://osm.org/relation/3009633" calcext:value-type="string">
            <text:p>https://osm.org/relation/30096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709" calcext:value-type="float">
            <text:p>3009709</text:p>
          </table:table-cell>
          <table:table-cell table:style-name="ce2" office:value-type="string" calcext:value-type="string">
            <text:p>Rue Philippe Baucq</text:p>
          </table:table-cell>
          <table:table-cell table:style-name="ce2" office:value-type="string" calcext:value-type="string">
            <text:p>Philippe Baucqstraat</text:p>
          </table:table-cell>
          <table:table-cell table:style-name="ce2" office:value-type="string" calcext:value-type="string">
            <text:p>Q33791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32];&quot;/&quot;;[.B32])" office:value-type="string" office:string-value="https://osm.org/relation/3009709" calcext:value-type="string">
            <text:p>https://osm.org/relation/30097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0455" calcext:value-type="float">
            <text:p>3010455</text:p>
          </table:table-cell>
          <table:table-cell table:style-name="ce2" office:value-type="string" calcext:value-type="string">
            <text:p>Avenue Jules Malou</text:p>
          </table:table-cell>
          <table:table-cell table:style-name="ce2" office:value-type="string" calcext:value-type="string">
            <text:p>Jules Maloulaan</text:p>
          </table:table-cell>
          <table:table-cell table:style-name="ce2" office:value-type="string" calcext:value-type="string">
            <text:p>Q67853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33];&quot;/&quot;;[.B33])" office:value-type="string" office:string-value="https://osm.org/relation/3010455" calcext:value-type="string">
            <text:p>https://osm.org/relation/30104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044" calcext:value-type="float">
            <text:p>3011044</text:p>
          </table:table-cell>
          <table:table-cell table:style-name="ce2" office:value-type="string" calcext:value-type="string">
            <text:p>Rue Général Wangermée</text:p>
          </table:table-cell>
          <table:table-cell table:style-name="ce2" office:value-type="string" calcext:value-type="string">
            <text:p>Generaal Wangerméestraat</text:p>
          </table:table-cell>
          <table:table-cell table:style-name="ce2" office:value-type="string" calcext:value-type="string">
            <text:p>Q80783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34];&quot;/&quot;;[.B34])" office:value-type="string" office:string-value="https://osm.org/relation/3011044" calcext:value-type="string">
            <text:p>https://osm.org/relation/3011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4989" calcext:value-type="float">
            <text:p>3014989</text:p>
          </table:table-cell>
          <table:table-cell table:style-name="ce2" office:value-type="string" calcext:value-type="string">
            <text:p>Rue de Theux</text:p>
          </table:table-cell>
          <table:table-cell table:style-name="ce2" office:value-type="string" calcext:value-type="string">
            <text:p>de Theuxstraat</text:p>
          </table:table-cell>
          <table:table-cell table:style-name="ce2" office:value-type="string" calcext:value-type="string">
            <text:p>Q4722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35];&quot;/&quot;;[.B35])" office:value-type="string" office:string-value="https://osm.org/relation/3014989" calcext:value-type="string">
            <text:p>https://osm.org/relation/3014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074" calcext:value-type="float">
            <text:p>3015074</text:p>
          </table:table-cell>
          <table:table-cell table:style-name="ce2" office:value-type="string" calcext:value-type="string">
            <text:p>Rue Général Capiaumont</text:p>
          </table:table-cell>
          <table:table-cell table:style-name="ce2" office:value-type="string" calcext:value-type="string">
            <text:p>Generaal Capiaumon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</table:table-cell>
          <table:table-cell table:style-name="ce7" table:formula="of:=CONCATENATE(&quot;https://osm.org/&quot;;[.A36];&quot;/&quot;;[.B36])" office:value-type="string" office:string-value="https://osm.org/relation/3015074" calcext:value-type="string">
            <text:p>https://osm.org/relation/30150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093" calcext:value-type="float">
            <text:p>3015093</text:p>
          </table:table-cell>
          <table:table-cell table:style-name="ce2" office:value-type="string" calcext:value-type="string">
            <text:p>Rue Ernest Havaux</text:p>
          </table:table-cell>
          <table:table-cell table:style-name="ce2" office:value-type="string" calcext:value-type="string">
            <text:p>Ernest Havauxstraat</text:p>
          </table:table-cell>
          <table:table-cell table:style-name="ce2" office:value-type="string" calcext:value-type="string">
            <text:p>Q199561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37];&quot;/&quot;;[.B37])" office:value-type="string" office:string-value="https://osm.org/relation/3015093" calcext:value-type="string">
            <text:p>https://osm.org/relation/30150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097" calcext:value-type="float">
            <text:p>3015097</text:p>
          </table:table-cell>
          <table:table-cell table:style-name="ce2" office:value-type="string" calcext:value-type="string">
            <text:p>Rue du Brochet</text:p>
          </table:table-cell>
          <table:table-cell table:style-name="ce2" office:value-type="string" calcext:value-type="string">
            <text:p>Sn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38];&quot;/&quot;;[.B38])" office:value-type="string" office:string-value="https://osm.org/relation/3015097" calcext:value-type="string">
            <text:p>https://osm.org/relation/30150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106" calcext:value-type="float">
            <text:p>3015106</text:p>
          </table:table-cell>
          <table:table-cell table:style-name="ce2" office:value-type="string" calcext:value-type="string">
            <text:p>Rue Peter Benoit</text:p>
          </table:table-cell>
          <table:table-cell table:style-name="ce2" office:value-type="string" calcext:value-type="string">
            <text:p>Peter Benoitstraat</text:p>
          </table:table-cell>
          <table:table-cell table:style-name="ce2" office:value-type="string" calcext:value-type="string">
            <text:p>Q7330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39];&quot;/&quot;;[.B39])" office:value-type="string" office:string-value="https://osm.org/relation/3015106" calcext:value-type="string">
            <text:p>https://osm.org/relation/30151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6929" calcext:value-type="float">
            <text:p>3016929</text:p>
          </table:table-cell>
          <table:table-cell table:style-name="ce2" office:value-type="string" calcext:value-type="string">
            <text:p>Rue du Grand Duc</text:p>
          </table:table-cell>
          <table:table-cell table:style-name="ce2" office:value-type="string" calcext:value-type="string">
            <text:p>Grootherto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0];&quot;/&quot;;[.B40])" office:value-type="string" office:string-value="https://osm.org/relation/3016929" calcext:value-type="string">
            <text:p>https://osm.org/relation/3016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201" calcext:value-type="float">
            <text:p>3017201</text:p>
          </table:table-cell>
          <table:table-cell table:style-name="ce2" office:value-type="string" calcext:value-type="string">
            <text:p>Rue de l'Orient</text:p>
          </table:table-cell>
          <table:table-cell table:style-name="ce2" office:value-type="string" calcext:value-type="string">
            <text:p>Morgen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1];&quot;/&quot;;[.B41])" office:value-type="string" office:string-value="https://osm.org/relation/3017201" calcext:value-type="string">
            <text:p>https://osm.org/relation/30172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251" calcext:value-type="float">
            <text:p>3017251</text:p>
          </table:table-cell>
          <table:table-cell table:style-name="ce2" office:value-type="string" calcext:value-type="string">
            <text:p>Rue Gray</text:p>
          </table:table-cell>
          <table:table-cell table:style-name="ce2" office:value-type="string" calcext:value-type="string">
            <text:p>Graystraat</text:p>
          </table:table-cell>
          <table:table-cell table:style-name="ce2" office:value-type="string" calcext:value-type="string">
            <text:p>Q77901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Thomas Gray, ingénieur britannique </text:p>
          </table:table-cell>
          <table:table-cell table:style-name="ce7" table:formula="of:=CONCATENATE(&quot;https://osm.org/&quot;;[.A42];&quot;/&quot;;[.B42])" office:value-type="string" office:string-value="https://osm.org/relation/3017251" calcext:value-type="string">
            <text:p>https://osm.org/relation/3017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252" calcext:value-type="float">
            <text:p>3017252</text:p>
          </table:table-cell>
          <table:table-cell table:style-name="ce2" office:value-type="string" calcext:value-type="string">
            <text:p>Rue du Sceptre</text:p>
          </table:table-cell>
          <table:table-cell table:style-name="ce2" office:value-type="string" calcext:value-type="string">
            <text:p>Skep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3];&quot;/&quot;;[.B43])" office:value-type="string" office:string-value="https://osm.org/relation/3017252" calcext:value-type="string">
            <text:p>https://osm.org/relation/30172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033" calcext:value-type="float">
            <text:p>3019033</text:p>
          </table:table-cell>
          <table:table-cell table:style-name="ce2" office:value-type="string" calcext:value-type="string">
            <text:p>Rue de la Confiance</text:p>
          </table:table-cell>
          <table:table-cell table:style-name="ce2" office:value-type="string" calcext:value-type="string">
            <text:p>Vertrouw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4];&quot;/&quot;;[.B44])" office:value-type="string" office:string-value="https://osm.org/relation/3019033" calcext:value-type="string">
            <text:p>https://osm.org/relation/30190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626" calcext:value-type="float">
            <text:p>3019626</text:p>
          </table:table-cell>
          <table:table-cell table:style-name="ce2" office:value-type="string" calcext:value-type="string">
            <text:p>Rue de l'Étang</text:p>
          </table:table-cell>
          <table:table-cell table:style-name="ce2" office:value-type="string" calcext:value-type="string">
            <text:p>Vijv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5];&quot;/&quot;;[.B45])" office:value-type="string" office:string-value="https://osm.org/relation/3019626" calcext:value-type="string">
            <text:p>https://osm.org/relation/30196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534" calcext:value-type="float">
            <text:p>3020534</text:p>
          </table:table-cell>
          <table:table-cell table:style-name="ce2" office:value-type="string" calcext:value-type="string">
            <text:p>Chaussée de Wavre</text:p>
          </table:table-cell>
          <table:table-cell table:style-name="ce2" office:value-type="string" calcext:value-type="string">
            <text:p>Steenweg op Waver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6];&quot;/&quot;;[.B46])" office:value-type="string" office:string-value="https://osm.org/relation/3020534" calcext:value-type="string">
            <text:p>https://osm.org/relation/30205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782" calcext:value-type="float">
            <text:p>3020782</text:p>
          </table:table-cell>
          <table:table-cell table:style-name="ce2" office:value-type="string" calcext:value-type="string">
            <text:p>Avenue du Maelbeek</text:p>
          </table:table-cell>
          <table:table-cell table:style-name="ce2" office:value-type="string" calcext:value-type="string">
            <text:p>Maalbe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7];&quot;/&quot;;[.B47])" office:value-type="string" office:string-value="https://osm.org/relation/3020782" calcext:value-type="string">
            <text:p>https://osm.org/relation/30207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783" calcext:value-type="float">
            <text:p>3020783</text:p>
          </table:table-cell>
          <table:table-cell table:style-name="ce2" office:value-type="string" calcext:value-type="string">
            <text:p>Clos des Étangs</text:p>
          </table:table-cell>
          <table:table-cell table:style-name="ce2" office:value-type="string" calcext:value-type="string">
            <text:p>Vijver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48];&quot;/&quot;;[.B48])" office:value-type="string" office:string-value="https://osm.org/relation/3020783" calcext:value-type="string">
            <text:p>https://osm.org/relation/30207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800" calcext:value-type="float">
            <text:p>3020800</text:p>
          </table:table-cell>
          <table:table-cell table:style-name="ce2" office:value-type="string" calcext:value-type="string">
            <text:p>Place Jourdan</text:p>
          </table:table-cell>
          <table:table-cell table:style-name="ce2" office:value-type="string" calcext:value-type="string">
            <text:p>Jourdan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  <text:p>http://www.reflexcity.net/bruxelles/personnes-celebres/divers/dr-jean-baptiste-jourdan</text:p>
            <text:p/>
          </table:table-cell>
          <table:table-cell table:style-name="ce7" table:formula="of:=CONCATENATE(&quot;https://osm.org/&quot;;[.A49];&quot;/&quot;;[.B49])" office:value-type="string" office:string-value="https://osm.org/relation/3020800" calcext:value-type="string">
            <text:p>https://osm.org/relation/30208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65" calcext:value-type="float">
            <text:p>3022865</text:p>
          </table:table-cell>
          <table:table-cell table:style-name="ce2" office:value-type="string" calcext:value-type="string">
            <text:p>Avenue du Préau</text:p>
          </table:table-cell>
          <table:table-cell table:style-name="ce2" office:value-type="string" calcext:value-type="string">
            <text:p>Pandho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50];&quot;/&quot;;[.B50])" office:value-type="string" office:string-value="https://osm.org/relation/3022865" calcext:value-type="string">
            <text:p>https://osm.org/relation/30228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70" calcext:value-type="float">
            <text:p>3022870</text:p>
          </table:table-cell>
          <table:table-cell table:style-name="ce2" office:value-type="string" calcext:value-type="string">
            <text:p>Rue Sneessens</text:p>
          </table:table-cell>
          <table:table-cell table:style-name="ce2" office:value-type="string" calcext:value-type="string">
            <text:p>Sneess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</table:table-cell>
          <table:table-cell table:style-name="ce7" table:formula="of:=CONCATENATE(&quot;https://osm.org/&quot;;[.A51];&quot;/&quot;;[.B51])" office:value-type="string" office:string-value="https://osm.org/relation/3022870" calcext:value-type="string">
            <text:p>https://osm.org/relation/30228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2884" calcext:value-type="float">
            <text:p>3022884</text:p>
          </table:table-cell>
          <table:table-cell table:style-name="ce2" office:value-type="string" calcext:value-type="string">
            <text:p>Rue Fétis</text:p>
          </table:table-cell>
          <table:table-cell table:style-name="ce2" office:value-type="string" calcext:value-type="string">
            <text:p>Fétisstraat</text:p>
          </table:table-cell>
          <table:table-cell table:style-name="ce2" office:value-type="string" calcext:value-type="string">
            <text:p>Q5235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52];&quot;/&quot;;[.B52])" office:value-type="string" office:string-value="https://osm.org/relation/3022884" calcext:value-type="string">
            <text:p>https://osm.org/relation/30228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30950" calcext:value-type="float">
            <text:p>3030950</text:p>
          </table:table-cell>
          <table:table-cell table:style-name="ce2" office:value-type="string" calcext:value-type="string">
            <text:p>Rue des Pères Blancs</text:p>
          </table:table-cell>
          <table:table-cell table:style-name="ce2" office:value-type="string" calcext:value-type="string">
            <text:p>Witte Pat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53];&quot;/&quot;;[.B53])" office:value-type="string" office:string-value="https://osm.org/relation/3030950" calcext:value-type="string">
            <text:p>https://osm.org/relation/30309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38402" calcext:value-type="float">
            <text:p>3038402</text:p>
          </table:table-cell>
          <table:table-cell table:style-name="ce2" office:value-type="string" calcext:value-type="string">
            <text:p>Rue Posschier</text:p>
          </table:table-cell>
          <table:table-cell table:style-name="ce2" office:value-type="string" calcext:value-type="string">
            <text:p>Possch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Famille Posschier</text:p>
            <text:p>http://www.irismonument.be/fr.Etterbeek.Rue_Posschier.html</text:p>
            <text:p/>
          </table:table-cell>
          <table:table-cell table:style-name="ce7" table:formula="of:=CONCATENATE(&quot;https://osm.org/&quot;;[.A54];&quot;/&quot;;[.B54])" office:value-type="string" office:string-value="https://osm.org/relation/3038402" calcext:value-type="string">
            <text:p>https://osm.org/relation/30384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38653" calcext:value-type="float">
            <text:p>3038653</text:p>
          </table:table-cell>
          <table:table-cell table:style-name="ce2" office:value-type="string" calcext:value-type="string">
            <text:p>Rue Louis Hap</text:p>
          </table:table-cell>
          <table:table-cell table:style-name="ce2" office:value-type="string" calcext:value-type="string">
            <text:p>Louis Hap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55];&quot;/&quot;;[.B55])" office:value-type="string" office:string-value="https://osm.org/relation/3038653" calcext:value-type="string">
            <text:p>https://osm.org/relation/30386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905" calcext:value-type="float">
            <text:p>3044905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Bois de Linthout</text:p>
          </table:table-cell>
          <table:table-cell table:style-name="ce7" table:formula="of:=CONCATENATE(&quot;https://osm.org/&quot;;[.A56];&quot;/&quot;;[.B56])" office:value-type="string" office:string-value="https://osm.org/relation/3044905" calcext:value-type="string">
            <text:p>https://osm.org/relation/3044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5188" calcext:value-type="float">
            <text:p>3045188</text:p>
          </table:table-cell>
          <table:table-cell table:style-name="ce2" office:value-type="string" calcext:value-type="string">
            <text:p>Avenue d'Auderghem</text:p>
          </table:table-cell>
          <table:table-cell table:style-name="ce2" office:value-type="string" calcext:value-type="string">
            <text:p>Ouderg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57];&quot;/&quot;;[.B57])" office:value-type="string" office:string-value="https://osm.org/relation/3045188" calcext:value-type="string">
            <text:p>https://osm.org/relation/30451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252" calcext:value-type="float">
            <text:p>3046252</text:p>
          </table:table-cell>
          <table:table-cell table:style-name="ce2" office:value-type="string" calcext:value-type="string">
            <text:p>Rue Richard Kips</text:p>
          </table:table-cell>
          <table:table-cell table:style-name="ce2" office:value-type="string" calcext:value-type="string">
            <text:p>Richard Kips 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ni wikidata</text:p>
            <text:p>http://www.irismonument.be/fr.Etterbeek.Rue_Richard_Kips.html</text:p>
          </table:table-cell>
          <table:table-cell table:style-name="ce7" table:formula="of:=CONCATENATE(&quot;https://osm.org/&quot;;[.A58];&quot;/&quot;;[.B58])" office:value-type="string" office:string-value="https://osm.org/relation/3046252" calcext:value-type="string">
            <text:p>https://osm.org/relation/30462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254" calcext:value-type="float">
            <text:p>3046254</text:p>
          </table:table-cell>
          <table:table-cell table:style-name="ce2" office:value-type="string" calcext:value-type="string">
            <text:p>Rue des Métaux</text:p>
          </table:table-cell>
          <table:table-cell table:style-name="ce2" office:value-type="string" calcext:value-type="string">
            <text:p>Meta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59];&quot;/&quot;;[.B59])" office:value-type="string" office:string-value="https://osm.org/relation/3046254" calcext:value-type="string">
            <text:p>https://osm.org/relation/30462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607" calcext:value-type="float">
            <text:p>3046607</text:p>
          </table:table-cell>
          <table:table-cell table:style-name="ce2" office:value-type="string" calcext:value-type="string">
            <text:p>Chaussée Saint-Pierre</text:p>
          </table:table-cell>
          <table:table-cell table:style-name="ce2" office:value-type="string" calcext:value-type="string">
            <text:p>Sint-Pieterssteenweg</text:p>
          </table:table-cell>
          <table:table-cell/>
          <table:table-cell table:content-validation-name="val1"/>
          <table:table-cell table:number-columns-repeated="2"/>
          <table:table-cell table:style-name="ce7" table:formula="of:=CONCATENATE(&quot;https://osm.org/&quot;;[.A60];&quot;/&quot;;[.B60])" office:value-type="string" office:string-value="https://osm.org/relation/3046607" calcext:value-type="string">
            <text:p>https://osm.org/relation/30466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595" calcext:value-type="float">
            <text:p>3049595</text:p>
          </table:table-cell>
          <table:table-cell table:style-name="ce2" office:value-type="string" calcext:value-type="string">
            <text:p>Rue Général Leman</text:p>
          </table:table-cell>
          <table:table-cell table:style-name="ce2" office:value-type="string" calcext:value-type="string">
            <text:p>Generaal Lemanstraat</text:p>
          </table:table-cell>
          <table:table-cell table:style-name="ce3" office:value-type="string" calcext:value-type="string">
            <text:p>Q2778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61];&quot;/&quot;;[.B61])" office:value-type="string" office:string-value="https://osm.org/relation/3049595" calcext:value-type="string">
            <text:p>https://osm.org/relation/30495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772" calcext:value-type="float">
            <text:p>3049772</text:p>
          </table:table-cell>
          <table:table-cell table:style-name="ce2" office:value-type="string" calcext:value-type="string">
            <text:p>Rue du Cornet</text:p>
          </table:table-cell>
          <table:table-cell table:style-name="ce2" office:value-type="string" calcext:value-type="string">
            <text:p>Hoor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2];&quot;/&quot;;[.B62])" office:value-type="string" office:string-value="https://osm.org/relation/3049772" calcext:value-type="string">
            <text:p>https://osm.org/relation/30497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782" calcext:value-type="float">
            <text:p>3049782</text:p>
          </table:table-cell>
          <table:table-cell table:style-name="ce2" office:value-type="string" calcext:value-type="string">
            <text:p>Rue Doyen Boone</text:p>
          </table:table-cell>
          <table:table-cell table:style-name="ce2" office:value-type="string" calcext:value-type="string">
            <text:p>Deken Boo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5" office:value-type="string" calcext:value-type="string">
            <text:p><text:a xlink:href="http://www.ebru.be/Streets/streets1040/bruxelles-1040-rue-doyen-boone.html" xlink:type="simple">http://www.ebru.be/Streets/streets1040/bruxelles-1040-rue-doyen-boone.html</text:a></text:p>
          </table:table-cell>
          <table:table-cell table:style-name="ce7" table:formula="of:=CONCATENATE(&quot;https://osm.org/&quot;;[.A63];&quot;/&quot;;[.B63])" office:value-type="string" office:string-value="https://osm.org/relation/3049782" calcext:value-type="string">
            <text:p>https://osm.org/relation/30497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807" calcext:value-type="float">
            <text:p>3049807</text:p>
          </table:table-cell>
          <table:table-cell table:style-name="ce2" office:value-type="string" calcext:value-type="string">
            <text:p>Rue Félix Hap</text:p>
          </table:table-cell>
          <table:table-cell table:style-name="ce2" office:value-type="string" calcext:value-type="string">
            <text:p>Félix Hap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5" office:value-type="string" calcext:value-type="string">
            <text:p><text:a xlink:href="http://www.ebru.be/Streets/streets1040/bruxelles-1040-rue-felix-hap.html" xlink:type="simple">http://www.ebru.be/Streets/streets1040/bruxelles-1040-rue-felix-hap.html</text:a></text:p>
          </table:table-cell>
          <table:table-cell table:style-name="ce7" table:formula="of:=CONCATENATE(&quot;https://osm.org/&quot;;[.A64];&quot;/&quot;;[.B64])" office:value-type="string" office:string-value="https://osm.org/relation/3049807" calcext:value-type="string">
            <text:p>https://osm.org/relation/30498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75" calcext:value-type="float">
            <text:p>3061875</text:p>
          </table:table-cell>
          <table:table-cell table:style-name="ce2" office:value-type="string" calcext:value-type="string">
            <text:p>Chaussée d'Etterbeek</text:p>
          </table:table-cell>
          <table:table-cell table:style-name="ce2" office:value-type="string" calcext:value-type="string">
            <text:p>Steenweg op Etterbe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5];&quot;/&quot;;[.B65])" office:value-type="string" office:string-value="https://osm.org/relation/3061875" calcext:value-type="string">
            <text:p>https://osm.org/relation/306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903" calcext:value-type="float">
            <text:p>3061903</text:p>
          </table:table-cell>
          <table:table-cell table:style-name="ce2" office:value-type="string" calcext:value-type="string">
            <text:p>Rue Froissart</text:p>
          </table:table-cell>
          <table:table-cell table:style-name="ce2" office:value-type="string" calcext:value-type="string">
            <text:p>Froissartstraat</text:p>
          </table:table-cell>
          <table:table-cell table:style-name="ce2" office:value-type="string" calcext:value-type="string">
            <text:p>Q3150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66];&quot;/&quot;;[.B66])" office:value-type="string" office:string-value="https://osm.org/relation/3061903" calcext:value-type="string">
            <text:p>https://osm.org/relation/30619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274" calcext:value-type="float">
            <text:p>3062274</text:p>
          </table:table-cell>
          <table:table-cell table:style-name="ce2" office:value-type="string" calcext:value-type="string">
            <text:p>Rue de la Tourelle</text:p>
          </table:table-cell>
          <table:table-cell table:style-name="ce2" office:value-type="string" calcext:value-type="string">
            <text:p>Tore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7];&quot;/&quot;;[.B67])" office:value-type="string" office:string-value="https://osm.org/relation/3062274" calcext:value-type="string">
            <text:p>https://osm.org/relation/30622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276" calcext:value-type="float">
            <text:p>3062276</text:p>
          </table:table-cell>
          <table:table-cell table:style-name="ce2" office:value-type="string" calcext:value-type="string">
            <text:p>Impasse du Pré</text:p>
          </table:table-cell>
          <table:table-cell table:style-name="ce2" office:value-type="string" calcext:value-type="string">
            <text:p>Weide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68];&quot;/&quot;;[.B68])" office:value-type="string" office:string-value="https://osm.org/relation/3062276" calcext:value-type="string">
            <text:p>https://osm.org/relation/30622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286" calcext:value-type="float">
            <text:p>3062286</text:p>
          </table:table-cell>
          <table:table-cell table:style-name="ce2" office:value-type="string" calcext:value-type="string">
            <text:p>Rue De Mot</text:p>
          </table:table-cell>
          <table:table-cell table:style-name="ce2" office:value-type="string" calcext:value-type="string">
            <text:p>De Mo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 André De Mot (1811-1879), propriétaire des terrains qui longeaient la rue, père d'Émile De Mot.</text:p>
          </table:table-cell>
          <table:table-cell table:style-name="ce7" table:formula="of:=CONCATENATE(&quot;https://osm.org/&quot;;[.A69];&quot;/&quot;;[.B69])" office:value-type="string" office:string-value="https://osm.org/relation/3062286" calcext:value-type="string">
            <text:p>https://osm.org/relation/30622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289" calcext:value-type="float">
            <text:p>3062289</text:p>
          </table:table-cell>
          <table:table-cell table:style-name="ce2" office:value-type="string" calcext:value-type="string">
            <text:p>Square Charles-Maurice Wiser</text:p>
          </table:table-cell>
          <table:table-cell table:style-name="ce2" office:value-type="string" calcext:value-type="string">
            <text:p>Charles-Maurice Wiser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70];&quot;/&quot;;[.B70])" office:value-type="string" office:string-value="https://osm.org/relation/3062289" calcext:value-type="string">
            <text:p>https://osm.org/relation/30622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4214" calcext:value-type="float">
            <text:p>3064214</text:p>
          </table:table-cell>
          <table:table-cell table:style-name="ce2" office:value-type="string" calcext:value-type="string">
            <text:p>Avenue des Nerviens</text:p>
          </table:table-cell>
          <table:table-cell table:style-name="ce2" office:value-type="string" calcext:value-type="string">
            <text:p>Nervië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1];&quot;/&quot;;[.B71])" office:value-type="string" office:string-value="https://osm.org/relation/3064214" calcext:value-type="string">
            <text:p>https://osm.org/relation/30642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4216" calcext:value-type="float">
            <text:p>3064216</text:p>
          </table:table-cell>
          <table:table-cell table:style-name="ce2" office:value-type="string" calcext:value-type="string">
            <text:p>Rue Dekens</text:p>
          </table:table-cell>
          <table:table-cell table:style-name="ce2" office:value-type="string" calcext:value-type="string">
            <text:p>Deke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no wikidata no wikipedia</text:p>
          </table:table-cell>
          <table:table-cell table:style-name="ce2"/>
          <table:table-cell table:style-name="ce7" table:formula="of:=CONCATENATE(&quot;https://osm.org/&quot;;[.A72];&quot;/&quot;;[.B72])" office:value-type="string" office:string-value="https://osm.org/relation/3064216" calcext:value-type="string">
            <text:p>https://osm.org/relation/30642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448" calcext:value-type="float">
            <text:p>3066448</text:p>
          </table:table-cell>
          <table:table-cell table:style-name="ce2" office:value-type="string" calcext:value-type="string">
            <text:p>Rue Sainte-Gertrude</text:p>
          </table:table-cell>
          <table:table-cell table:style-name="ce2" office:value-type="string" calcext:value-type="string">
            <text:p>Sint-Geertruidestraat</text:p>
          </table:table-cell>
          <table:table-cell table:style-name="ce2" office:value-type="string" calcext:value-type="string">
            <text:p>Q346428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5" office:value-type="string" calcext:value-type="string">
            <text:p><text:a xlink:href="http://www.ebru.be/Streets/streets1040/bruxelles-1040-rue-sainte-gertrude.html" xlink:type="simple">http://www.ebru.be/Streets/streets1040/bruxelles-1040-rue-sainte-gertrude.html</text:a></text:p>
          </table:table-cell>
          <table:table-cell table:style-name="ce7" table:formula="of:=CONCATENATE(&quot;https://osm.org/&quot;;[.A73];&quot;/&quot;;[.B73])" office:value-type="string" office:string-value="https://osm.org/relation/3066448" calcext:value-type="string">
            <text:p>https://osm.org/relation/30664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461" calcext:value-type="float">
            <text:p>3066461</text:p>
          </table:table-cell>
          <table:table-cell table:style-name="ce2" office:value-type="string" calcext:value-type="string">
            <text:p>Rue Jonniaux</text:p>
          </table:table-cell>
          <table:table-cell table:style-name="ce2" office:value-type="string" calcext:value-type="string">
            <text:p>Jonniau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m d'un conseiller communal et échevin etterbeekois           </text:p>
            <text:p>                </text:p>
            <text:p>                </text:p>
            <text:p/>
          </table:table-cell>
          <table:table-cell table:style-name="ce7" table:formula="of:=CONCATENATE(&quot;https://osm.org/&quot;;[.A74];&quot;/&quot;;[.B74])" office:value-type="string" office:string-value="https://osm.org/relation/3066461" calcext:value-type="string">
            <text:p>https://osm.org/relation/30664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470" calcext:value-type="float">
            <text:p>3066470</text:p>
          </table:table-cell>
          <table:table-cell table:style-name="ce2" office:value-type="string" calcext:value-type="string">
            <text:p>Rue du Clocher</text:p>
          </table:table-cell>
          <table:table-cell table:style-name="ce2" office:value-type="string" calcext:value-type="string">
            <text:p>Klokto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5];&quot;/&quot;;[.B75])" office:value-type="string" office:string-value="https://osm.org/relation/3066470" calcext:value-type="string">
            <text:p>https://osm.org/relation/30664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477" calcext:value-type="float">
            <text:p>3066477</text:p>
          </table:table-cell>
          <table:table-cell table:style-name="ce2" office:value-type="string" calcext:value-type="string">
            <text:p>Place Van Meyel</text:p>
          </table:table-cell>
          <table:table-cell table:style-name="ce2" office:value-type="string" calcext:value-type="string">
            <text:p>Van Meyel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pedia or Wikidata</text:p>
          </table:table-cell>
          <table:table-cell table:style-name="ce5" office:value-type="string" calcext:value-type="string">
            <text:p><text:a xlink:href="http://www.ebru.be/Streets/streets1040/bruxelles-1040-place-van-meyel.html" xlink:type="simple">http://www.ebru.be/Streets/streets1040/bruxelles-1040-place-van-meyel.html</text:a></text:p>
          </table:table-cell>
          <table:table-cell table:style-name="ce7" table:formula="of:=CONCATENATE(&quot;https://osm.org/&quot;;[.A76];&quot;/&quot;;[.B76])" office:value-type="string" office:string-value="https://osm.org/relation/3066477" calcext:value-type="string">
            <text:p>https://osm.org/relation/30664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7935" calcext:value-type="float">
            <text:p>3067935</text:p>
          </table:table-cell>
          <table:table-cell table:style-name="ce2" office:value-type="string" calcext:value-type="string">
            <text:p>Avenue des Gaulois</text:p>
          </table:table-cell>
          <table:table-cell table:style-name="ce2" office:value-type="string" calcext:value-type="string">
            <text:p>Gallië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7];&quot;/&quot;;[.B77])" office:value-type="string" office:string-value="https://osm.org/relation/3067935" calcext:value-type="string">
            <text:p>https://osm.org/relation/3067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067" calcext:value-type="float">
            <text:p>3068067</text:p>
          </table:table-cell>
          <table:table-cell table:style-name="ce2" office:value-type="string" calcext:value-type="string">
            <text:p>Avenue des Celtes</text:p>
          </table:table-cell>
          <table:table-cell table:style-name="ce2" office:value-type="string" calcext:value-type="string">
            <text:p>Kelt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8];&quot;/&quot;;[.B78])" office:value-type="string" office:string-value="https://osm.org/relation/3068067" calcext:value-type="string">
            <text:p>https://osm.org/relation/30680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073" calcext:value-type="float">
            <text:p>3068073</text:p>
          </table:table-cell>
          <table:table-cell table:style-name="ce2" office:value-type="string" calcext:value-type="string">
            <text:p>Rue des Francs</text:p>
          </table:table-cell>
          <table:table-cell table:style-name="ce2" office:value-type="string" calcext:value-type="string">
            <text:p>Fran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79];&quot;/&quot;;[.B79])" office:value-type="string" office:string-value="https://osm.org/relation/3068073" calcext:value-type="string">
            <text:p>https://osm.org/relation/30680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025" calcext:value-type="float">
            <text:p>3071025</text:p>
          </table:table-cell>
          <table:table-cell table:style-name="ce2" office:value-type="string" calcext:value-type="string">
            <text:p>Rue Baron Lambert</text:p>
          </table:table-cell>
          <table:table-cell table:style-name="ce2" office:value-type="string" calcext:value-type="string">
            <text:p>Baron Lambertstraat</text:p>
          </table:table-cell>
          <table:table-cell table:style-name="ce2" office:value-type="string" calcext:value-type="string">
            <text:p>Q28847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80];&quot;/&quot;;[.B80])" office:value-type="string" office:string-value="https://osm.org/relation/3071025" calcext:value-type="string">
            <text:p>https://osm.org/relation/30710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052" calcext:value-type="float">
            <text:p>3071052</text:p>
          </table:table-cell>
          <table:table-cell table:style-name="ce2" office:value-type="string" calcext:value-type="string">
            <text:p>Rue des Platanes</text:p>
          </table:table-cell>
          <table:table-cell table:style-name="ce2" office:value-type="string" calcext:value-type="string">
            <text:p>Plata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1];&quot;/&quot;;[.B81])" office:value-type="string" office:string-value="https://osm.org/relation/3071052" calcext:value-type="string">
            <text:p>https://osm.org/relation/30710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073" calcext:value-type="float">
            <text:p>3071073</text:p>
          </table:table-cell>
          <table:table-cell table:style-name="ce2" office:value-type="string" calcext:value-type="string">
            <text:p>Rue des Érables</text:p>
          </table:table-cell>
          <table:table-cell table:style-name="ce2" office:value-type="string" calcext:value-type="string">
            <text:p>Ahornbo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2];&quot;/&quot;;[.B82])" office:value-type="string" office:string-value="https://osm.org/relation/3071073" calcext:value-type="string">
            <text:p>https://osm.org/relation/30710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658" calcext:value-type="float">
            <text:p>3071658</text:p>
          </table:table-cell>
          <table:table-cell table:style-name="ce2" office:value-type="string" calcext:value-type="string">
            <text:p>Avenue de la Chasse</text:p>
          </table:table-cell>
          <table:table-cell table:style-name="ce2" office:value-type="string" calcext:value-type="string">
            <text:p>Jach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3];&quot;/&quot;;[.B83])" office:value-type="string" office:string-value="https://osm.org/relation/3071658" calcext:value-type="string">
            <text:p>https://osm.org/relation/30716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799" calcext:value-type="float">
            <text:p>3071799</text:p>
          </table:table-cell>
          <table:table-cell table:style-name="ce2" office:value-type="string" calcext:value-type="string">
            <text:p>Place des Acacias</text:p>
          </table:table-cell>
          <table:table-cell table:style-name="ce2" office:value-type="string" calcext:value-type="string">
            <text:p>Acacia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4];&quot;/&quot;;[.B84])" office:value-type="string" office:string-value="https://osm.org/relation/3071799" calcext:value-type="string">
            <text:p>https://osm.org/relation/30717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880" calcext:value-type="float">
            <text:p>3071880</text:p>
          </table:table-cell>
          <table:table-cell table:style-name="ce2" office:value-type="string" calcext:value-type="string">
            <text:p>Rue Albert Meurice</text:p>
          </table:table-cell>
          <table:table-cell table:style-name="ce2" office:value-type="string" calcext:value-type="string">
            <text:p>Albert Meuric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lbert Meurice (15 septembre 1904 - fusillé au Fort de Breendonk, le 7 mars 1944), résistant, qui habitait au n° 15 de cette rue. Il est enterré à l'enclos des Fusillés à Schaerbeek. </text:p>
          </table:table-cell>
          <table:table-cell table:style-name="ce7" table:formula="of:=CONCATENATE(&quot;https://osm.org/&quot;;[.A85];&quot;/&quot;;[.B85])" office:value-type="string" office:string-value="https://osm.org/relation/3071880" calcext:value-type="string">
            <text:p>https://osm.org/relation/30718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884" calcext:value-type="float">
            <text:p>3071884</text:p>
          </table:table-cell>
          <table:table-cell table:style-name="ce2" office:value-type="string" calcext:value-type="string">
            <text:p>Rue Antoine Gautier</text:p>
          </table:table-cell>
          <table:table-cell table:style-name="ce2" office:value-type="string" calcext:value-type="string">
            <text:p>Antoine Gaut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ntoine Gautier, curé de l'église Sainte-Gertrude de 1828 à 1863.</text:p>
          </table:table-cell>
          <table:table-cell table:style-name="ce7" table:formula="of:=CONCATENATE(&quot;https://osm.org/&quot;;[.A86];&quot;/&quot;;[.B86])" office:value-type="string" office:string-value="https://osm.org/relation/3071884" calcext:value-type="string">
            <text:p>https://osm.org/relation/30718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016" calcext:value-type="float">
            <text:p>3075016</text:p>
          </table:table-cell>
          <table:table-cell table:style-name="ce2" office:value-type="string" calcext:value-type="string">
            <text:p>Rue Champ du Roi</text:p>
          </table:table-cell>
          <table:table-cell table:style-name="ce2" office:value-type="string" calcext:value-type="string">
            <text:p>Konings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7];&quot;/&quot;;[.B87])" office:value-type="string" office:string-value="https://osm.org/relation/3075016" calcext:value-type="string">
            <text:p>https://osm.org/relation/30750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034" calcext:value-type="float">
            <text:p>3075034</text:p>
          </table:table-cell>
          <table:table-cell table:style-name="ce2" office:value-type="string" calcext:value-type="string">
            <text:p>Rue Louis Titz</text:p>
          </table:table-cell>
          <table:table-cell table:style-name="ce2" office:value-type="string" calcext:value-type="string">
            <text:p>Louis Titzstraat</text:p>
          </table:table-cell>
          <table:table-cell table:style-name="ce2" office:value-type="string" calcext:value-type="string">
            <text:p>Q189677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88];&quot;/&quot;;[.B88])" office:value-type="string" office:string-value="https://osm.org/relation/3075034" calcext:value-type="string">
            <text:p>https://osm.org/relation/30750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053" calcext:value-type="float">
            <text:p>3075053</text:p>
          </table:table-cell>
          <table:table-cell table:style-name="ce2" office:value-type="string" calcext:value-type="string">
            <text:p>Rue de la Jonchaie</text:p>
          </table:table-cell>
          <table:table-cell table:style-name="ce2" office:value-type="string" calcext:value-type="string">
            <text:p>Biesp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89];&quot;/&quot;;[.B89])" office:value-type="string" office:string-value="https://osm.org/relation/3075053" calcext:value-type="string">
            <text:p>https://osm.org/relation/3075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6809" calcext:value-type="float">
            <text:p>3076809</text:p>
          </table:table-cell>
          <table:table-cell table:style-name="ce2" office:value-type="string" calcext:value-type="string">
            <text:p>Rue Abbé Cuypers</text:p>
          </table:table-cell>
          <table:table-cell table:style-name="ce2" office:value-type="string" calcext:value-type="string">
            <text:p>Priester Cuyp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dward Cuypers (Stabroek, le 13 mars 1872 - le 19 avril 1906), aumônier du navire-école Comte de Smet de Naeyer qui sombra au large du Golfe de Gascogne.</text:p>
          </table:table-cell>
          <table:table-cell table:style-name="ce7" table:formula="of:=CONCATENATE(&quot;https://osm.org/&quot;;[.A90];&quot;/&quot;;[.B90])" office:value-type="string" office:string-value="https://osm.org/relation/3076809" calcext:value-type="string">
            <text:p>https://osm.org/relation/30768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6820" calcext:value-type="float">
            <text:p>3076820</text:p>
          </table:table-cell>
          <table:table-cell table:style-name="ce2" office:value-type="string" calcext:value-type="string">
            <text:p>Cours Saint-Michel</text:p>
          </table:table-cell>
          <table:table-cell table:style-name="ce2" office:value-type="string" calcext:value-type="string">
            <text:p>Sint-Michielswaran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1];&quot;/&quot;;[.B91])" office:value-type="string" office:string-value="https://osm.org/relation/3076820" calcext:value-type="string">
            <text:p>https://osm.org/relation/30768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919" calcext:value-type="float">
            <text:p>3077919</text:p>
          </table:table-cell>
          <table:table-cell table:style-name="ce2" office:value-type="string" calcext:value-type="string">
            <text:p>Rue du Collège Saint-Michel</text:p>
          </table:table-cell>
          <table:table-cell table:style-name="ce2" office:value-type="string" calcext:value-type="string">
            <text:p>Sint-Michielskolleg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2];&quot;/&quot;;[.B92])" office:value-type="string" office:string-value="https://osm.org/relation/3077919" calcext:value-type="string">
            <text:p>https://osm.org/relation/3077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337" calcext:value-type="float">
            <text:p>3078337</text:p>
          </table:table-cell>
          <table:table-cell table:style-name="ce2" office:value-type="string" calcext:value-type="string">
            <text:p>Rue des Coquelicots</text:p>
          </table:table-cell>
          <table:table-cell table:style-name="ce2" office:value-type="string" calcext:value-type="string">
            <text:p>Kollebloe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3];&quot;/&quot;;[.B93])" office:value-type="string" office:string-value="https://osm.org/relation/3078337" calcext:value-type="string">
            <text:p>https://osm.org/relation/3078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339" calcext:value-type="float">
            <text:p>3078339</text:p>
          </table:table-cell>
          <table:table-cell table:style-name="ce2" office:value-type="string" calcext:value-type="string">
            <text:p>Rue du Ruanda</text:p>
          </table:table-cell>
          <table:table-cell table:style-name="ce2" office:value-type="string" calcext:value-type="string">
            <text:p>Ruand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4];&quot;/&quot;;[.B94])" office:value-type="string" office:string-value="https://osm.org/relation/3078339" calcext:value-type="string">
            <text:p>https://osm.org/relation/30783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678" calcext:value-type="float">
            <text:p>3078678</text:p>
          </table:table-cell>
          <table:table-cell table:style-name="ce2" office:value-type="string" calcext:value-type="string">
            <text:p>Rue Colonel Van Gele</text:p>
          </table:table-cell>
          <table:table-cell table:style-name="ce2" office:value-type="string" calcext:value-type="string">
            <text:p>Kolonel Van Gelestraat</text:p>
          </table:table-cell>
          <table:table-cell table:style-name="ce2" office:value-type="string" calcext:value-type="string">
            <text:p>Q26511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5];&quot;/&quot;;[.B95])" office:value-type="string" office:string-value="https://osm.org/relation/3078678" calcext:value-type="string">
            <text:p>https://osm.org/relation/30786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691" calcext:value-type="float">
            <text:p>3078691</text:p>
          </table:table-cell>
          <table:table-cell table:style-name="ce2" office:value-type="string" calcext:value-type="string">
            <text:p>Rue des Boers</text:p>
          </table:table-cell>
          <table:table-cell table:style-name="ce2" office:value-type="string" calcext:value-type="string">
            <text:p>Bo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6];&quot;/&quot;;[.B96])" office:value-type="string" office:string-value="https://osm.org/relation/3078691" calcext:value-type="string">
            <text:p>https://osm.org/relation/30786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328" calcext:value-type="float">
            <text:p>3081328</text:p>
          </table:table-cell>
          <table:table-cell table:style-name="ce2" office:value-type="string" calcext:value-type="string">
            <text:p>Place Saint-Pierre</text:p>
          </table:table-cell>
          <table:table-cell table:style-name="ce2" office:value-type="string" calcext:value-type="string">
            <text:p>Sint-Pieter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7];&quot;/&quot;;[.B97])" office:value-type="string" office:string-value="https://osm.org/relation/3081328" calcext:value-type="string">
            <text:p>https://osm.org/relation/3081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349" calcext:value-type="float">
            <text:p>3081349</text:p>
          </table:table-cell>
          <table:table-cell table:style-name="ce2" office:value-type="string" calcext:value-type="string">
            <text:p>Rue Général Tombeur</text:p>
          </table:table-cell>
          <table:table-cell table:style-name="ce2" office:value-type="string" calcext:value-type="string">
            <text:p>Generaal Tombeurstraat</text:p>
          </table:table-cell>
          <table:table-cell table:style-name="ce2" office:value-type="string" calcext:value-type="string">
            <text:p>Q296033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98];&quot;/&quot;;[.B98])" office:value-type="string" office:string-value="https://osm.org/relation/3081349" calcext:value-type="string">
            <text:p>https://osm.org/relation/30813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386" calcext:value-type="float">
            <text:p>3081386</text:p>
          </table:table-cell>
          <table:table-cell table:style-name="ce2" office:value-type="string" calcext:value-type="string">
            <text:p>Rue de la Grande Haie</text:p>
          </table:table-cell>
          <table:table-cell table:style-name="ce2" office:value-type="string" calcext:value-type="string">
            <text:p>Grote Haa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99];&quot;/&quot;;[.B99])" office:value-type="string" office:string-value="https://osm.org/relation/3081386" calcext:value-type="string">
            <text:p>https://osm.org/relation/30813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434" calcext:value-type="float">
            <text:p>3081434</text:p>
          </table:table-cell>
          <table:table-cell table:style-name="ce2" office:value-type="string" calcext:value-type="string">
            <text:p>Rue de la Gare</text:p>
          </table:table-cell>
          <table:table-cell table:style-name="ce2" office:value-type="string" calcext:value-type="string">
            <text:p>Stati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0];&quot;/&quot;;[.B100])" office:value-type="string" office:string-value="https://osm.org/relation/3081434" calcext:value-type="string">
            <text:p>https://osm.org/relation/30814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445" calcext:value-type="float">
            <text:p>3081445</text:p>
          </table:table-cell>
          <table:table-cell table:style-name="ce2" office:value-type="string" calcext:value-type="string">
            <text:p>Rue Fort de Boncelles</text:p>
          </table:table-cell>
          <table:table-cell table:style-name="ce2" office:value-type="string" calcext:value-type="string">
            <text:p>Fort van Boncell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1];&quot;/&quot;;[.B101])" office:value-type="string" office:string-value="https://osm.org/relation/3081445" calcext:value-type="string">
            <text:p>https://osm.org/relation/30814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447" calcext:value-type="float">
            <text:p>3081447</text:p>
          </table:table-cell>
          <table:table-cell table:style-name="ce2" office:value-type="string" calcext:value-type="string">
            <text:p>Rue Jean Massart</text:p>
          </table:table-cell>
          <table:table-cell table:style-name="ce2" office:value-type="string" calcext:value-type="string">
            <text:p>Jean Massartstraat</text:p>
          </table:table-cell>
          <table:table-cell table:style-name="ce3" office:value-type="string" calcext:value-type="string">
            <text:p>Q24823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02];&quot;/&quot;;[.B102])" office:value-type="string" office:string-value="https://osm.org/relation/3081447" calcext:value-type="string">
            <text:p>https://osm.org/relation/30814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893" calcext:value-type="float">
            <text:p>3081893</text:p>
          </table:table-cell>
          <table:table-cell table:style-name="ce2" office:value-type="string" calcext:value-type="string">
            <text:p>Rue du Vindictive</text:p>
          </table:table-cell>
          <table:table-cell table:style-name="ce2" office:value-type="string" calcext:value-type="string">
            <text:p>Vindictiv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3];&quot;/&quot;;[.B103])" office:value-type="string" office:string-value="https://osm.org/relation/3081893" calcext:value-type="string">
            <text:p>https://osm.org/relation/30818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2010" calcext:value-type="float">
            <text:p>3082010</text:p>
          </table:table-cell>
          <table:table-cell table:style-name="ce2" office:value-type="string" calcext:value-type="string">
            <text:p>Place du Rinsdelle</text:p>
          </table:table-cell>
          <table:table-cell table:style-name="ce2" office:value-type="string" calcext:value-type="string">
            <text:p>Rinsdell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4];&quot;/&quot;;[.B104])" office:value-type="string" office:string-value="https://osm.org/relation/3082010" calcext:value-type="string">
            <text:p>https://osm.org/relation/3082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2023" calcext:value-type="float">
            <text:p>3082023</text:p>
          </table:table-cell>
          <table:table-cell table:style-name="ce2" office:value-type="string" calcext:value-type="string">
            <text:p>Rue Léon Scampart</text:p>
          </table:table-cell>
          <table:table-cell table:style-name="ce2" office:value-type="string" calcext:value-type="string">
            <text:p>Léon Scamp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Pas de Wikidata ni Wikipedia</text:p>
          </table:table-cell>
          <table:table-cell table:style-name="ce2" office:value-type="string" calcext:value-type="string">
            <text:p>échevin à Etterbeek // http://www.reflexcity.net/bruxelles/communes/etterbeek/rue-leon-scampart</text:p>
          </table:table-cell>
          <table:table-cell table:style-name="ce7" table:formula="of:=CONCATENATE(&quot;https://osm.org/&quot;;[.A105];&quot;/&quot;;[.B105])" office:value-type="string" office:string-value="https://osm.org/relation/3082023" calcext:value-type="string">
            <text:p>https://osm.org/relation/30820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2060" calcext:value-type="float">
            <text:p>3082060</text:p>
          </table:table-cell>
          <table:table-cell table:style-name="ce2" office:value-type="string" calcext:value-type="string">
            <text:p>Avenue Edouard de Thibault</text:p>
          </table:table-cell>
          <table:table-cell table:style-name="ce2" office:value-type="string" calcext:value-type="string">
            <text:p>Edouard de Thibaul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Pas de Wikidata ni Wikipedia</text:p>
          </table:table-cell>
          <table:table-cell table:style-name="ce2" office:value-type="string" calcext:value-type="string">
            <text:p>le nom d'un échevin d'Etterbeek, Edouard de Thibault </text:p>
            <text:p>http://www.ebru.be/Streets/streets1040/bruxelles-1040-avenue-edouard-de-thibault.html</text:p>
          </table:table-cell>
          <table:table-cell table:style-name="ce7" table:formula="of:=CONCATENATE(&quot;https://osm.org/&quot;;[.A106];&quot;/&quot;;[.B106])" office:value-type="string" office:string-value="https://osm.org/relation/3082060" calcext:value-type="string">
            <text:p>https://osm.org/relation/30820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2293" calcext:value-type="float">
            <text:p>3082293</text:p>
          </table:table-cell>
          <table:table-cell table:style-name="ce2" office:value-type="string" calcext:value-type="string">
            <text:p>Avenue du Onze Novembre</text:p>
          </table:table-cell>
          <table:table-cell table:style-name="ce2" office:value-type="string" calcext:value-type="string">
            <text:p>Elf Novemb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07];&quot;/&quot;;[.B107])" office:value-type="string" office:string-value="https://osm.org/relation/3082293" calcext:value-type="string">
            <text:p>https://osm.org/relation/30822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2295" calcext:value-type="float">
            <text:p>3082295</text:p>
          </table:table-cell>
          <table:table-cell table:style-name="ce2" office:value-type="string" calcext:value-type="string">
            <text:p>Rue Bruylants</text:p>
          </table:table-cell>
          <table:table-cell table:style-name="ce2" office:value-type="string" calcext:value-type="string">
            <text:p>Bruylantsstraat</text:p>
          </table:table-cell>
          <table:table-cell table:style-name="ce2" office:value-type="string" calcext:value-type="string">
            <text:p>Q6546530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the Wikicode corresponds to FAMILY as no first name of the guy; </text:p>
            <text:p>but we know - le nom d'un échevin, gendre du bourgmestre Pierre Hap-Lemaître</text:p>
            <text:p>http://www.ebru.be/Streets/streets1040/bruxelles-1040-rue-bruylants.html</text:p>
          </table:table-cell>
          <table:table-cell table:style-name="ce7" table:formula="of:=CONCATENATE(&quot;https://osm.org/&quot;;[.A108];&quot;/&quot;;[.B108])" office:value-type="string" office:string-value="https://osm.org/relation/3082295" calcext:value-type="string">
            <text:p>https://osm.org/relation/30822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2542" calcext:value-type="float">
            <text:p>3082542</text:p>
          </table:table-cell>
          <table:table-cell table:style-name="ce2" office:value-type="string" calcext:value-type="string">
            <text:p>Rue des Moissonneurs</text:p>
          </table:table-cell>
          <table:table-cell table:style-name="ce2" office:value-type="string" calcext:value-type="string">
            <text:p>Maai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5" office:value-type="string" calcext:value-type="string">
            <text:p><text:a xlink:href="http://www.ebru.be/Streets/streets1040/bruxelles-1040-rue-des-moissonneurs.html" xlink:type="simple">http://www.ebru.be/Streets/streets1040/bruxelles-1040-rue-des-moissonneurs.html</text:a></text:p>
          </table:table-cell>
          <table:table-cell table:style-name="ce7" table:formula="of:=CONCATENATE(&quot;https://osm.org/&quot;;[.A109];&quot;/&quot;;[.B109])" office:value-type="string" office:string-value="https://osm.org/relation/3082542" calcext:value-type="string">
            <text:p>https://osm.org/relation/30825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2693" calcext:value-type="float">
            <text:p>3082693</text:p>
          </table:table-cell>
          <table:table-cell table:style-name="ce2" office:value-type="string" calcext:value-type="string">
            <text:p>Rue des Champs</text:p>
          </table:table-cell>
          <table:table-cell table:style-name="ce2" office:value-type="string" calcext:value-type="string">
            <text:p>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10];&quot;/&quot;;[.B110])" office:value-type="string" office:string-value="https://osm.org/relation/3082693" calcext:value-type="string">
            <text:p>https://osm.org/relation/30826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2828" calcext:value-type="float">
            <text:p>3082828</text:p>
          </table:table-cell>
          <table:table-cell table:style-name="ce2" office:value-type="string" calcext:value-type="string">
            <text:p>Rue des Cultivateurs</text:p>
          </table:table-cell>
          <table:table-cell table:style-name="ce2" office:value-type="string" calcext:value-type="string">
            <text:p>Landbouw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5" office:value-type="string" calcext:value-type="string">
            <text:p><text:a xlink:href="http://www.ebru.be/Streets/streets1040/bruxelles-1040-rue-des-cultivateurs.html" xlink:type="simple">http://www.ebru.be/Streets/streets1040/bruxelles-1040-rue-des-cultivateurs.html</text:a></text:p>
          </table:table-cell>
          <table:table-cell table:style-name="ce7" table:formula="of:=CONCATENATE(&quot;https://osm.org/&quot;;[.A111];&quot;/&quot;;[.B111])" office:value-type="string" office:string-value="https://osm.org/relation/3082828" calcext:value-type="string">
            <text:p>https://osm.org/relation/30828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294" calcext:value-type="float">
            <text:p>3084294</text:p>
          </table:table-cell>
          <table:table-cell table:style-name="ce2" office:value-type="string" calcext:value-type="string">
            <text:p>Rue Général Henry</text:p>
          </table:table-cell>
          <table:table-cell table:style-name="ce2" office:value-type="string" calcext:value-type="string">
            <text:p>Generaal Henrystraat</text:p>
          </table:table-cell>
          <table:table-cell table:style-name="ce3" office:value-type="string" calcext:value-type="string">
            <text:p>Q516480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2];&quot;/&quot;;[.B112])" office:value-type="string" office:string-value="https://osm.org/relation/3084294" calcext:value-type="string">
            <text:p>https://osm.org/relation/3084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303" calcext:value-type="float">
            <text:p>3084303</text:p>
          </table:table-cell>
          <table:table-cell table:style-name="ce2" office:value-type="string" calcext:value-type="string">
            <text:p>Avenue Alexandre Galopin</text:p>
          </table:table-cell>
          <table:table-cell table:style-name="ce2" office:value-type="string" calcext:value-type="string">
            <text:p>Alexandre Galopinlaan</text:p>
          </table:table-cell>
          <table:table-cell table:style-name="ce3" office:value-type="string" calcext:value-type="string">
            <text:p>Q194898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3];&quot;/&quot;;[.B113])" office:value-type="string" office:string-value="https://osm.org/relation/3084303" calcext:value-type="string">
            <text:p>https://osm.org/relation/30843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422" calcext:value-type="float">
            <text:p>3084422</text:p>
          </table:table-cell>
          <table:table-cell table:style-name="ce2" office:value-type="string" calcext:value-type="string">
            <text:p>Rue des Perdrix</text:p>
          </table:table-cell>
          <table:table-cell table:style-name="ce2" office:value-type="string" calcext:value-type="string">
            <text:p>Patrij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5" office:value-type="string" calcext:value-type="string">
            <text:p><text:a xlink:href="http://www.ebru.be/Streets/streets1040/bruxelles-1040-rue-des-perdrix.html" xlink:type="simple">http://www.ebru.be/Streets/streets1040/bruxelles-1040-rue-des-perdrix.html</text:a></text:p>
          </table:table-cell>
          <table:table-cell table:style-name="ce7" table:formula="of:=CONCATENATE(&quot;https://osm.org/&quot;;[.A114];&quot;/&quot;;[.B114])" office:value-type="string" office:string-value="https://osm.org/relation/3084422" calcext:value-type="string">
            <text:p>https://osm.org/relation/30844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426" calcext:value-type="float">
            <text:p>3084426</text:p>
          </table:table-cell>
          <table:table-cell table:style-name="ce2" office:value-type="string" calcext:value-type="string">
            <text:p>Avenue des Champs</text:p>
          </table:table-cell>
          <table:table-cell table:style-name="ce2" office:value-type="string" calcext:value-type="string">
            <text:p>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15];&quot;/&quot;;[.B115])" office:value-type="string" office:string-value="https://osm.org/relation/3084426" calcext:value-type="string">
            <text:p>https://osm.org/relation/30844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432" calcext:value-type="float">
            <text:p>3084432</text:p>
          </table:table-cell>
          <table:table-cell table:style-name="ce2" office:value-type="string" calcext:value-type="string">
            <text:p>Rue Général Molitor</text:p>
          </table:table-cell>
          <table:table-cell table:style-name="ce2" office:value-type="string" calcext:value-type="string">
            <text:p>Generaal Molitorstraat</text:p>
          </table:table-cell>
          <table:table-cell table:style-name="ce3" office:value-type="string" calcext:value-type="string">
            <text:p>Q475261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6];&quot;/&quot;;[.B116])" office:value-type="string" office:string-value="https://osm.org/relation/3084432" calcext:value-type="string">
            <text:p>https://osm.org/relation/30844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6910" calcext:value-type="float">
            <text:p>3106910</text:p>
          </table:table-cell>
          <table:table-cell table:style-name="ce2" office:value-type="string" calcext:value-type="string">
            <text:p>Avenue René Piret</text:p>
          </table:table-cell>
          <table:table-cell table:style-name="ce2" office:value-type="string" calcext:value-type="string">
            <text:p>René Pire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édia</text:p>
          </table:table-cell>
          <table:table-cell table:style-name="ce2" office:value-type="string" calcext:value-type="string">
            <text:p>Bourgmestre d'Etterbeek</text:p>
          </table:table-cell>
          <table:table-cell table:style-name="ce7" table:formula="of:=CONCATENATE(&quot;https://osm.org/&quot;;[.A117];&quot;/&quot;;[.B117])" office:value-type="string" office:string-value="https://osm.org/relation/3106910" calcext:value-type="string">
            <text:p>https://osm.org/relation/31069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6911" calcext:value-type="float">
            <text:p>3106911</text:p>
          </table:table-cell>
          <table:table-cell table:style-name="ce2" office:value-type="string" calcext:value-type="string">
            <text:p>Promenade Hippolyte Rolin</text:p>
          </table:table-cell>
          <table:table-cell table:style-name="ce2" office:value-type="string" calcext:value-type="string">
            <text:p>Hippolyte Rolinpromena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Hippolyte_Rolin" xlink:type="simple">https://fr.wikipedia.org/wiki/Hippolyte_Rolin</text:a></text:p>
          </table:table-cell>
          <table:table-cell/>
          <table:table-cell table:style-name="ce7" table:formula="of:=CONCATENATE(&quot;https://osm.org/&quot;;[.A118];&quot;/&quot;;[.B118])" office:value-type="string" office:string-value="https://osm.org/relation/3106911" calcext:value-type="string">
            <text:p>https://osm.org/relation/3106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6919" calcext:value-type="float">
            <text:p>3106919</text:p>
          </table:table-cell>
          <table:table-cell table:style-name="ce2" office:value-type="string" calcext:value-type="string">
            <text:p>Rue Baron Dhanis</text:p>
          </table:table-cell>
          <table:table-cell table:style-name="ce2" office:value-type="string" calcext:value-type="string">
            <text:p>Baron Dhanisstraat</text:p>
          </table:table-cell>
          <table:table-cell table:style-name="ce4" office:value-type="string" calcext:value-type="string">
            <text:p>Q234412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19];&quot;/&quot;;[.B119])" office:value-type="string" office:string-value="https://osm.org/relation/3106919" calcext:value-type="string">
            <text:p>https://osm.org/relation/3106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6920" calcext:value-type="float">
            <text:p>3106920</text:p>
          </table:table-cell>
          <table:table-cell table:style-name="ce2" office:value-type="string" calcext:value-type="string">
            <text:p>Rue Léon Defosset</text:p>
          </table:table-cell>
          <table:table-cell table:style-name="ce2" office:value-type="string" calcext:value-type="string">
            <text:p>Léon Defossetstraat</text:p>
          </table:table-cell>
          <table:table-cell table:style-name="ce4" office:value-type="string" calcext:value-type="string">
            <text:p>Q5415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0];&quot;/&quot;;[.B120])" office:value-type="string" office:string-value="https://osm.org/relation/3106920" calcext:value-type="string">
            <text:p>https://osm.org/relation/31069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7503" calcext:value-type="float">
            <text:p>3107503</text:p>
          </table:table-cell>
          <table:table-cell table:style-name="ce2" office:value-type="string" calcext:value-type="string">
            <text:p>Rue Commandant Ponthier</text:p>
          </table:table-cell>
          <table:table-cell table:style-name="ce2" office:value-type="string" calcext:value-type="string">
            <text:p>Kommandant Ponthierstraat</text:p>
          </table:table-cell>
          <table:table-cell table:style-name="ce4" office:value-type="string" calcext:value-type="string">
            <text:p>Q516482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1];&quot;/&quot;;[.B121])" office:value-type="string" office:string-value="https://osm.org/relation/3107503" calcext:value-type="string">
            <text:p>https://osm.org/relation/31075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7516" calcext:value-type="float">
            <text:p>3107516</text:p>
          </table:table-cell>
          <table:table-cell table:style-name="ce2" office:value-type="string" calcext:value-type="string">
            <text:p>Rue Camille Coquilhat</text:p>
          </table:table-cell>
          <table:table-cell table:style-name="ce2" office:value-type="string" calcext:value-type="string">
            <text:p>Camille Coquilhatstraat</text:p>
          </table:table-cell>
          <table:table-cell table:style-name="ce3" office:value-type="string" calcext:value-type="string">
            <text:p>Q21051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2];&quot;/&quot;;[.B122])" office:value-type="string" office:string-value="https://osm.org/relation/3107516" calcext:value-type="string">
            <text:p>https://osm.org/relation/31075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7517" calcext:value-type="float">
            <text:p>3107517</text:p>
          </table:table-cell>
          <table:table-cell table:style-name="ce2" office:value-type="string" calcext:value-type="string">
            <text:p>Rue Lieutenant Jérôme Becker</text:p>
          </table:table-cell>
          <table:table-cell table:style-name="ce2" office:value-type="string" calcext:value-type="string">
            <text:p>Luitenant Jérôme Beckerstraat</text:p>
          </table:table-cell>
          <table:table-cell table:style-name="ce2" office:value-type="string" calcext:value-type="string">
            <text:p>Q209707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irismonument.be/fr.Etterbeek.Rue_Lieutenant_Jerome_Becker.html" xlink:type="simple">http://www.irismonument.be/fr.Etterbeek.Rue_Lieutenant_Jerome_Becker.html</text:a></text:p>
          </table:table-cell>
          <table:table-cell table:style-name="ce7" table:formula="of:=CONCATENATE(&quot;https://osm.org/&quot;;[.A123];&quot;/&quot;;[.B123])" office:value-type="string" office:string-value="https://osm.org/relation/3107517" calcext:value-type="string">
            <text:p>https://osm.org/relation/31075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7518" calcext:value-type="float">
            <text:p>3107518</text:p>
          </table:table-cell>
          <table:table-cell table:style-name="ce2" office:value-type="string" calcext:value-type="string">
            <text:p>Rue Lieutenant Lippens</text:p>
          </table:table-cell>
          <table:table-cell table:style-name="ce2" office:value-type="string" calcext:value-type="string">
            <text:p>Luitenant Lippensstraat</text:p>
          </table:table-cell>
          <table:table-cell table:style-name="ce2" office:value-type="string" calcext:value-type="string">
            <text:p>Q198356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4];&quot;/&quot;;[.B124])" office:value-type="string" office:string-value="https://osm.org/relation/3107518" calcext:value-type="string">
            <text:p>https://osm.org/relation/31075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8644" calcext:value-type="float">
            <text:p>3108644</text:p>
          </table:table-cell>
          <table:table-cell table:style-name="ce2" office:value-type="string" calcext:value-type="string">
            <text:p>Place Aimé Dandoy</text:p>
          </table:table-cell>
          <table:table-cell table:style-name="ce2" office:value-type="string" calcext:value-type="string">
            <text:p>Aimé Dandoyplein</text:p>
          </table:table-cell>
          <table:table-cell table:style-name="ce3" office:value-type="string" calcext:value-type="string">
            <text:p>Q28280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5];&quot;/&quot;;[.B125])" office:value-type="string" office:string-value="https://osm.org/relation/3108644" calcext:value-type="string">
            <text:p>https://osm.org/relation/3108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8653" calcext:value-type="float">
            <text:p>3108653</text:p>
          </table:table-cell>
          <table:table-cell table:style-name="ce2" office:value-type="string" calcext:value-type="string">
            <text:p>Avenue Le Marinel</text:p>
          </table:table-cell>
          <table:table-cell table:style-name="ce2" office:value-type="string" calcext:value-type="string">
            <text:p>Le Marinellaan</text:p>
          </table:table-cell>
          <table:table-cell table:style-name="ce2" office:value-type="string" calcext:value-type="string">
            <text:p>Q77068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://www.ebru.be/Streets/streets1040/bruxelles-1040-avenue-le-marinel.html" xlink:type="simple">http://www.ebru.be/Streets/streets1040/bruxelles-1040-avenue-le-marinel.html</text:a></text:p>
          </table:table-cell>
          <table:table-cell/>
          <table:table-cell table:style-name="ce7" table:formula="of:=CONCATENATE(&quot;https://osm.org/&quot;;[.A126];&quot;/&quot;;[.B126])" office:value-type="string" office:string-value="https://osm.org/relation/3108653" calcext:value-type="string">
            <text:p>https://osm.org/relation/31086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8656" calcext:value-type="float">
            <text:p>3108656</text:p>
          </table:table-cell>
          <table:table-cell table:style-name="ce2" office:value-type="string" calcext:value-type="string">
            <text:p>Avenue Camille Joset</text:p>
          </table:table-cell>
          <table:table-cell table:style-name="ce2" office:value-type="string" calcext:value-type="string">
            <text:p>Camille Josetlaan</text:p>
          </table:table-cell>
          <table:table-cell table:style-name="ce2" office:value-type="string" calcext:value-type="string">
            <text:p>Q29349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://www.ebru.be/Streets/streets1040/bruxelles-1040-avenue-camille-joset.html" xlink:type="simple">http://www.ebru.be/Streets/streets1040/bruxelles-1040-avenue-camille-joset.html</text:a></text:p>
          </table:table-cell>
          <table:table-cell/>
          <table:table-cell table:style-name="ce7" table:formula="of:=CONCATENATE(&quot;https://osm.org/&quot;;[.A127];&quot;/&quot;;[.B127])" office:value-type="string" office:string-value="https://osm.org/relation/3108656" calcext:value-type="string">
            <text:p>https://osm.org/relation/31086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09265" calcext:value-type="float">
            <text:p>3109265</text:p>
          </table:table-cell>
          <table:table-cell table:style-name="ce2" office:value-type="string" calcext:value-type="string">
            <text:p>Boulevard Louis Schmidt</text:p>
          </table:table-cell>
          <table:table-cell table:style-name="ce2" office:value-type="string" calcext:value-type="string">
            <text:p>Louis Schmidtlaan</text:p>
          </table:table-cell>
          <table:table-cell table:style-name="ce4" office:value-type="string" calcext:value-type="string">
            <text:p>Q671997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28];&quot;/&quot;;[.B128])" office:value-type="string" office:string-value="https://osm.org/relation/3109265" calcext:value-type="string">
            <text:p>https://osm.org/relation/31092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0486" calcext:value-type="float">
            <text:p>3110486</text:p>
          </table:table-cell>
          <table:table-cell table:style-name="ce2" office:value-type="string" calcext:value-type="string">
            <text:p>Avenue Hansen-Soulie</text:p>
          </table:table-cell>
          <table:table-cell table:style-name="ce2" office:value-type="string" calcext:value-type="string">
            <text:p>Hansen-Souli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conseiller municipal et résistant // http://www.ebru.be/Streets/streets1040/bruxelles-1040-avenue-hansen-soulie.html</text:p>
          </table:table-cell>
          <table:table-cell table:style-name="ce7" table:formula="of:=CONCATENATE(&quot;https://osm.org/&quot;;[.A129];&quot;/&quot;;[.B129])" office:value-type="string" office:string-value="https://osm.org/relation/3110486" calcext:value-type="string">
            <text:p>https://osm.org/relation/3110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0698" calcext:value-type="float">
            <text:p>3110698</text:p>
          </table:table-cell>
          <table:table-cell table:style-name="ce2" office:value-type="string" calcext:value-type="string">
            <text:p>Place du Roi Vainqueur</text:p>
          </table:table-cell>
          <table:table-cell table:style-name="ce2" office:value-type="string" calcext:value-type="string">
            <text:p>Koning Overwinnaarplein</text:p>
          </table:table-cell>
          <table:table-cell table:style-name="ce4" office:value-type="string" calcext:value-type="string">
            <text:p>Q550080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30];&quot;/&quot;;[.B130])" office:value-type="string" office:string-value="https://osm.org/relation/3110698" calcext:value-type="string">
            <text:p>https://osm.org/relation/31106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0705" calcext:value-type="float">
            <text:p>3110705</text:p>
          </table:table-cell>
          <table:table-cell table:style-name="ce2" office:value-type="string" calcext:value-type="string">
            <text:p>Rue de l'Égalité</text:p>
          </table:table-cell>
          <table:table-cell table:style-name="ce2" office:value-type="string" calcext:value-type="string">
            <text:p>Gelijk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1];&quot;/&quot;;[.B131])" office:value-type="string" office:string-value="https://osm.org/relation/3110705" calcext:value-type="string">
            <text:p>https://osm.org/relation/31107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1051" calcext:value-type="float">
            <text:p>3111051</text:p>
          </table:table-cell>
          <table:table-cell table:style-name="ce2" office:value-type="string" calcext:value-type="string">
            <text:p>Rue de Pervyse</text:p>
          </table:table-cell>
          <table:table-cell table:style-name="ce2" office:value-type="string" calcext:value-type="string">
            <text:p>Pervijz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2];&quot;/&quot;;[.B132])" office:value-type="string" office:string-value="https://osm.org/relation/3111051" calcext:value-type="string">
            <text:p>https://osm.org/relation/31110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130" calcext:value-type="float">
            <text:p>3112130</text:p>
          </table:table-cell>
          <table:table-cell table:style-name="ce2" office:value-type="string" calcext:value-type="string">
            <text:p>Rue de Tervaete</text:p>
          </table:table-cell>
          <table:table-cell table:style-name="ce2" office:value-type="string" calcext:value-type="string">
            <text:p>Tervaet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3];&quot;/&quot;;[.B133])" office:value-type="string" office:string-value="https://osm.org/relation/3112130" calcext:value-type="string">
            <text:p>https://osm.org/relation/31121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133" calcext:value-type="float">
            <text:p>3112133</text:p>
          </table:table-cell>
          <table:table-cell table:style-name="ce2" office:value-type="string" calcext:value-type="string">
            <text:p>Avenue du Front</text:p>
          </table:table-cell>
          <table:table-cell table:style-name="ce2" office:value-type="string" calcext:value-type="string">
            <text:p>Fro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4];&quot;/&quot;;[.B134])" office:value-type="string" office:string-value="https://osm.org/relation/3112133" calcext:value-type="string">
            <text:p>https://osm.org/relation/31121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141" calcext:value-type="float">
            <text:p>3112141</text:p>
          </table:table-cell>
          <table:table-cell table:style-name="ce2" office:value-type="string" calcext:value-type="string">
            <text:p>Place du Quatre Août</text:p>
          </table:table-cell>
          <table:table-cell table:style-name="ce2" office:value-type="string" calcext:value-type="string">
            <text:p>Vier Augustu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5];&quot;/&quot;;[.B135])" office:value-type="string" office:string-value="https://osm.org/relation/3112141" calcext:value-type="string">
            <text:p>https://osm.org/relation/31121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156" calcext:value-type="float">
            <text:p>3112156</text:p>
          </table:table-cell>
          <table:table-cell table:style-name="ce2" office:value-type="string" calcext:value-type="string">
            <text:p>Rue Aviateur Thieffry</text:p>
          </table:table-cell>
          <table:table-cell table:style-name="ce2" office:value-type="string" calcext:value-type="string">
            <text:p>Vlieger Thieffrystraat</text:p>
          </table:table-cell>
          <table:table-cell table:style-name="ce4" office:value-type="string" calcext:value-type="string">
            <text:p>Q2549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36];&quot;/&quot;;[.B136])" office:value-type="string" office:string-value="https://osm.org/relation/3112156" calcext:value-type="string">
            <text:p>https://osm.org/relation/31121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157" calcext:value-type="float">
            <text:p>3112157</text:p>
          </table:table-cell>
          <table:table-cell table:style-name="ce2" office:value-type="string" calcext:value-type="string">
            <text:p>Rue de Ramskapelle</text:p>
          </table:table-cell>
          <table:table-cell table:style-name="ce2" office:value-type="string" calcext:value-type="string">
            <text:p>Ramskape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7];&quot;/&quot;;[.B137])" office:value-type="string" office:string-value="https://osm.org/relation/3112157" calcext:value-type="string">
            <text:p>https://osm.org/relation/31121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373" calcext:value-type="float">
            <text:p>3112373</text:p>
          </table:table-cell>
          <table:table-cell table:style-name="ce2" office:value-type="string" calcext:value-type="string">
            <text:p>Avenue des Volontaires</text:p>
          </table:table-cell>
          <table:table-cell table:style-name="ce2" office:value-type="string" calcext:value-type="string">
            <text:p>Vrijwillig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terme épicène</text:p>
          </table:table-cell>
          <table:table-cell table:style-name="ce7" table:formula="of:=CONCATENATE(&quot;https://osm.org/&quot;;[.A138];&quot;/&quot;;[.B138])" office:value-type="string" office:string-value="https://osm.org/relation/3112373" calcext:value-type="string">
            <text:p>https://osm.org/relation/31123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605" calcext:value-type="float">
            <text:p>3112605</text:p>
          </table:table-cell>
          <table:table-cell table:style-name="ce2" office:value-type="string" calcext:value-type="string">
            <text:p>Avenue de Tervueren</text:p>
          </table:table-cell>
          <table:table-cell table:style-name="ce2" office:value-type="string" calcext:value-type="string">
            <text:p>Tervu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39];&quot;/&quot;;[.B139])" office:value-type="string" office:string-value="https://osm.org/relation/3112605" calcext:value-type="string">
            <text:p>https://osm.org/relation/31126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3126" calcext:value-type="float">
            <text:p>3113126</text:p>
          </table:table-cell>
          <table:table-cell table:style-name="ce2" office:value-type="string" calcext:value-type="string">
            <text:p>Rue Capitaine Joubert</text:p>
          </table:table-cell>
          <table:table-cell table:style-name="ce2" office:value-type="string" calcext:value-type="string">
            <text:p>Kapitein Joubertstraat</text:p>
          </table:table-cell>
          <table:table-cell table:style-name="ce4" office:value-type="string" calcext:value-type="string">
            <text:p>Q326613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40];&quot;/&quot;;[.B140])" office:value-type="string" office:string-value="https://osm.org/relation/3113126" calcext:value-type="string">
            <text:p>https://osm.org/relation/31131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3303" calcext:value-type="float">
            <text:p>3113303</text:p>
          </table:table-cell>
          <table:table-cell table:style-name="ce2" office:value-type="string" calcext:value-type="string">
            <text:p>Rue Cardinal Lavigerie</text:p>
          </table:table-cell>
          <table:table-cell table:style-name="ce2" office:value-type="string" calcext:value-type="string">
            <text:p>Kardinaal Lavigeriestraat</text:p>
          </table:table-cell>
          <table:table-cell table:style-name="ce4" office:value-type="string" calcext:value-type="string">
            <text:p>Q3698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41];&quot;/&quot;;[.B141])" office:value-type="string" office:string-value="https://osm.org/relation/3113303" calcext:value-type="string">
            <text:p>https://osm.org/relation/31133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3304" calcext:value-type="float">
            <text:p>3113304</text:p>
          </table:table-cell>
          <table:table-cell table:style-name="ce2" office:value-type="string" calcext:value-type="string">
            <text:p>Rue Major Pétillon</text:p>
          </table:table-cell>
          <table:table-cell table:style-name="ce2" office:value-type="string" calcext:value-type="string">
            <text:p>Majoor Pétill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5" office:value-type="string" calcext:value-type="string">
            <text:p><text:a xlink:href="http://www.reflexcity.net/bruxelles/personnes-celebres/militaires-et-resistants/major-petillon" xlink:type="simple">http://www.reflexcity.net/bruxelles/personnes-celebres/militaires-et-resistants/major-petillon</text:a></text:p>
          </table:table-cell>
          <table:table-cell table:style-name="ce7" table:formula="of:=CONCATENATE(&quot;https://osm.org/&quot;;[.A142];&quot;/&quot;;[.B142])" office:value-type="string" office:string-value="https://osm.org/relation/3113304" calcext:value-type="string">
            <text:p>https://osm.org/relation/31133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29194" calcext:value-type="float">
            <text:p>3129194</text:p>
          </table:table-cell>
          <table:table-cell table:style-name="ce2" office:value-type="string" calcext:value-type="string">
            <text:p>Avenue Commandant Lothaire</text:p>
          </table:table-cell>
          <table:table-cell table:style-name="ce2" office:value-type="string" calcext:value-type="string">
            <text:p>Kommandant Lothairelaan</text:p>
          </table:table-cell>
          <table:table-cell table:style-name="ce2" office:value-type="string" calcext:value-type="string">
            <text:p>Q2956678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Hubert_Lothaire" xlink:type="simple">https://fr.wikipedia.org/wiki/Hubert_Lothaire</text:a></text:p>
          </table:table-cell>
          <table:table-cell/>
          <table:table-cell table:style-name="ce7" table:formula="of:=CONCATENATE(&quot;https://osm.org/&quot;;[.A143];&quot;/&quot;;[.B143])" office:value-type="string" office:string-value="https://osm.org/relation/3129194" calcext:value-type="string">
            <text:p>https://osm.org/relation/31291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1862" calcext:value-type="float">
            <text:p>3131862</text:p>
          </table:table-cell>
          <table:table-cell table:style-name="ce2" office:value-type="string" calcext:value-type="string">
            <text:p>Rue Baron de Castro</text:p>
          </table:table-cell>
          <table:table-cell table:style-name="ce2" office:value-type="string" calcext:value-type="string">
            <text:p>Baron de Castro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/>
            <text:p/>
          </table:table-cell>
          <table:table-cell table:style-name="ce2" office:value-type="string" calcext:value-type="string">
            <text:p>Premier Baron d'Etterbeck</text:p>
          </table:table-cell>
          <table:table-cell table:style-name="ce7" table:formula="of:=CONCATENATE(&quot;https://osm.org/&quot;;[.A144];&quot;/&quot;;[.B144])" office:value-type="string" office:string-value="https://osm.org/relation/3131862" calcext:value-type="string">
            <text:p>https://osm.org/relation/31318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1867" calcext:value-type="float">
            <text:p>3131867</text:p>
          </table:table-cell>
          <table:table-cell table:style-name="ce2" office:value-type="string" calcext:value-type="string">
            <text:p>Avenue Boileau</text:p>
          </table:table-cell>
          <table:table-cell table:style-name="ce2" office:value-type="string" calcext:value-type="string">
            <text:p>Boileaulaan</text:p>
          </table:table-cell>
          <table:table-cell table:style-name="ce4" office:value-type="string" calcext:value-type="string">
            <text:p>Q1888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45];&quot;/&quot;;[.B145])" office:value-type="string" office:string-value="https://osm.org/relation/3131867" calcext:value-type="string">
            <text:p>https://osm.org/relation/31318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035" calcext:value-type="float">
            <text:p>3133035</text:p>
          </table:table-cell>
          <table:table-cell table:style-name="ce2" office:value-type="string" calcext:value-type="string">
            <text:p>Avenue Edmond Mesens</text:p>
          </table:table-cell>
          <table:table-cell table:style-name="ce2" office:value-type="string" calcext:value-type="string">
            <text:p>Edmond Mesenslaan</text:p>
          </table:table-cell>
          <table:table-cell table:style-name="ce4" office:value-type="string" calcext:value-type="string">
            <text:p>Q113167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46];&quot;/&quot;;[.B146])" office:value-type="string" office:string-value="https://osm.org/relation/3133035" calcext:value-type="string">
            <text:p>https://osm.org/relation/31330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334" calcext:value-type="float">
            <text:p>3133334</text:p>
          </table:table-cell>
          <table:table-cell table:style-name="ce2" office:value-type="string" calcext:value-type="string">
            <text:p>Avenue Joseph Vandersmissen</text:p>
          </table:table-cell>
          <table:table-cell table:style-name="ce2" office:value-type="string" calcext:value-type="string">
            <text:p>Joseph Vandersmiss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bourgmestre d'etterbeek</text:p>
          </table:table-cell>
          <table:table-cell table:style-name="ce7" table:formula="of:=CONCATENATE(&quot;https://osm.org/&quot;;[.A147];&quot;/&quot;;[.B147])" office:value-type="string" office:string-value="https://osm.org/relation/3133334" calcext:value-type="string">
            <text:p>https://osm.org/relation/3133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364" calcext:value-type="float">
            <text:p>3133364</text:p>
          </table:table-cell>
          <table:table-cell table:style-name="ce2" office:value-type="string" calcext:value-type="string">
            <text:p>Avenue Édouard Lacomblé</text:p>
          </table:table-cell>
          <table:table-cell table:style-name="ce2" office:value-type="string" calcext:value-type="string">
            <text:p>Édouard Lacomblé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48];&quot;/&quot;;[.B148])" office:value-type="string" office:string-value="https://osm.org/relation/3133364" calcext:value-type="string">
            <text:p>https://osm.org/relation/31333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371" calcext:value-type="float">
            <text:p>3133371</text:p>
          </table:table-cell>
          <table:table-cell table:style-name="ce2" office:value-type="string" calcext:value-type="string">
            <text:p>Avenue Nestor Plissart</text:p>
          </table:table-cell>
          <table:table-cell table:style-name="ce2" office:value-type="string" calcext:value-type="string">
            <text:p>Nestor Plissartlaan</text:p>
          </table:table-cell>
          <table:table-cell table:style-name="ce3" office:value-type="string" calcext:value-type="string">
            <text:p>Q3338465)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49];&quot;/&quot;;[.B149])" office:value-type="string" office:string-value="https://osm.org/relation/3133371" calcext:value-type="string">
            <text:p>https://osm.org/relation/3133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386" calcext:value-type="float">
            <text:p>3133386</text:p>
          </table:table-cell>
          <table:table-cell table:style-name="ce2" office:value-type="string" calcext:value-type="string">
            <text:p>Rue Charles De Buck</text:p>
          </table:table-cell>
          <table:table-cell table:style-name="ce2" office:value-type="string" calcext:value-type="string">
            <text:p>Charles De Bu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data</text:p>
          </table:table-cell>
          <table:table-cell table:style-name="ce5" office:value-type="string" calcext:value-type="string">
            <text:p><text:a xlink:href="http://www.ebru.be/Streets/streets1040/bruxelles-1040-rue-charles-de-buck.html" xlink:type="simple">http://www.ebru.be/Streets/streets1040/bruxelles-1040-rue-charles-de-buck.html</text:a></text:p>
          </table:table-cell>
          <table:table-cell table:style-name="ce7" table:formula="of:=CONCATENATE(&quot;https://osm.org/&quot;;[.A150];&quot;/&quot;;[.B150])" office:value-type="string" office:string-value="https://osm.org/relation/3133386" calcext:value-type="string">
            <text:p>https://osm.org/relation/31333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428" calcext:value-type="float">
            <text:p>3133428</text:p>
          </table:table-cell>
          <table:table-cell table:style-name="ce2" office:value-type="string" calcext:value-type="string">
            <text:p>Rue Père Eudore Devroye</text:p>
          </table:table-cell>
          <table:table-cell table:style-name="ce2" office:value-type="string" calcext:value-type="string">
            <text:p>Pater Eudore Devroyestraat</text:p>
          </table:table-cell>
          <table:table-cell table:style-name="ce4" office:value-type="string" calcext:value-type="string">
            <text:p>Q30595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51];&quot;/&quot;;[.B151])" office:value-type="string" office:string-value="https://osm.org/relation/3133428" calcext:value-type="string">
            <text:p>https://osm.org/relation/31334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573" calcext:value-type="float">
            <text:p>3133573</text:p>
          </table:table-cell>
          <table:table-cell table:style-name="ce2" office:value-type="string" calcext:value-type="string">
            <text:p>Boulevard Saint-Michel</text:p>
          </table:table-cell>
          <table:table-cell table:style-name="ce2" office:value-type="string" calcext:value-type="string">
            <text:p>Sint-Michiel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52];&quot;/&quot;;[.B152])" office:value-type="string" office:string-value="https://osm.org/relation/3133573" calcext:value-type="string">
            <text:p>https://osm.org/relation/31335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659" calcext:value-type="float">
            <text:p>3133659</text:p>
          </table:table-cell>
          <table:table-cell table:style-name="ce2" office:value-type="string" calcext:value-type="string">
            <text:p>Rue de l'Escadron</text:p>
          </table:table-cell>
          <table:table-cell table:style-name="ce2" office:value-type="string" calcext:value-type="string">
            <text:p>Eskadr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53];&quot;/&quot;;[.B153])" office:value-type="string" office:string-value="https://osm.org/relation/3133659" calcext:value-type="string">
            <text:p>https://osm.org/relation/3133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666" calcext:value-type="float">
            <text:p>3133666</text:p>
          </table:table-cell>
          <table:table-cell table:style-name="ce2" office:value-type="string" calcext:value-type="string">
            <text:p>Rue des Sicambres</text:p>
          </table:table-cell>
          <table:table-cell table:style-name="ce2" office:value-type="string" calcext:value-type="string">
            <text:p>Sikamb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54];&quot;/&quot;;[.B154])" office:value-type="string" office:string-value="https://osm.org/relation/3133666" calcext:value-type="string">
            <text:p>https://osm.org/relation/31336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5959" calcext:value-type="float">
            <text:p>3135959</text:p>
          </table:table-cell>
          <table:table-cell table:style-name="ce2" office:value-type="string" calcext:value-type="string">
            <text:p>Rue des Atrébates</text:p>
          </table:table-cell>
          <table:table-cell table:style-name="ce2" office:value-type="string" calcext:value-type="string">
            <text:p>Atreba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55];&quot;/&quot;;[.B155])" office:value-type="string" office:string-value="https://osm.org/relation/3135959" calcext:value-type="string">
            <text:p>https://osm.org/relation/31359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6091" calcext:value-type="float">
            <text:p>3136091</text:p>
          </table:table-cell>
          <table:table-cell table:style-name="ce2" office:value-type="string" calcext:value-type="string">
            <text:p>Avenue de l'Armée</text:p>
          </table:table-cell>
          <table:table-cell table:style-name="ce2" office:value-type="string" calcext:value-type="string">
            <text:p>Leg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56];&quot;/&quot;;[.B156])" office:value-type="string" office:string-value="https://osm.org/relation/3136091" calcext:value-type="string">
            <text:p>https://osm.org/relation/31360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6177" calcext:value-type="float">
            <text:p>3136177</text:p>
          </table:table-cell>
          <table:table-cell table:style-name="ce2" office:value-type="string" calcext:value-type="string">
            <text:p>Rue Père de Deken</text:p>
          </table:table-cell>
          <table:table-cell table:style-name="ce2" office:value-type="string" calcext:value-type="string">
            <text:p>Pater de Dekenstraat</text:p>
          </table:table-cell>
          <table:table-cell table:style-name="ce3" office:value-type="string" calcext:value-type="string">
            <text:p>Q7720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57];&quot;/&quot;;[.B157])" office:value-type="string" office:string-value="https://osm.org/relation/3136177" calcext:value-type="string">
            <text:p>https://osm.org/relation/31361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6448" calcext:value-type="float">
            <text:p>3136448</text:p>
          </table:table-cell>
          <table:table-cell table:style-name="ce2" office:value-type="string" calcext:value-type="string">
            <text:p>Rue Charles Legrelle</text:p>
          </table:table-cell>
          <table:table-cell table:style-name="ce2" office:value-type="string" calcext:value-type="string">
            <text:p>Charles Legrell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://www.ebru.be/Streets/streets1040/bruxelles-1040-rue-charles-legrelle.html" xlink:type="simple">http://www.ebru.be/Streets/streets1040/bruxelles-1040-rue-charles-legrelle.html</text:a></text:p>
          </table:table-cell>
          <table:table-cell/>
          <table:table-cell table:style-name="ce7" table:formula="of:=CONCATENATE(&quot;https://osm.org/&quot;;[.A158];&quot;/&quot;;[.B158])" office:value-type="string" office:string-value="https://osm.org/relation/3136448" calcext:value-type="string">
            <text:p>https://osm.org/relation/31364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6524" calcext:value-type="float">
            <text:p>3136524</text:p>
          </table:table-cell>
          <table:table-cell table:style-name="ce2" office:value-type="string" calcext:value-type="string">
            <text:p>Rue des Bollandistes</text:p>
          </table:table-cell>
          <table:table-cell table:style-name="ce2" office:value-type="string" calcext:value-type="string">
            <text:p>Bollandis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59];&quot;/&quot;;[.B159])" office:value-type="string" office:string-value="https://osm.org/relation/3136524" calcext:value-type="string">
            <text:p>https://osm.org/relation/31365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6543" calcext:value-type="float">
            <text:p>3136543</text:p>
          </table:table-cell>
          <table:table-cell table:style-name="ce2" office:value-type="string" calcext:value-type="string">
            <text:p>Rue des Taxandres</text:p>
          </table:table-cell>
          <table:table-cell table:style-name="ce2" office:value-type="string" calcext:value-type="string">
            <text:p>Toxandrië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60];&quot;/&quot;;[.B160])" office:value-type="string" office:string-value="https://osm.org/relation/3136543" calcext:value-type="string">
            <text:p>https://osm.org/relation/3136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6551" calcext:value-type="float">
            <text:p>3136551</text:p>
          </table:table-cell>
          <table:table-cell table:style-name="ce2" office:value-type="string" calcext:value-type="string">
            <text:p>Rue des Bataves</text:p>
          </table:table-cell>
          <table:table-cell table:style-name="ce2" office:value-type="string" calcext:value-type="string">
            <text:p>Batavi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61];&quot;/&quot;;[.B161])" office:value-type="string" office:string-value="https://osm.org/relation/3136551" calcext:value-type="string">
            <text:p>https://osm.org/relation/31365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6593" calcext:value-type="float">
            <text:p>3136593</text:p>
          </table:table-cell>
          <table:table-cell table:style-name="ce2" office:value-type="string" calcext:value-type="string">
            <text:p>Rue des Aduatiques</text:p>
          </table:table-cell>
          <table:table-cell table:style-name="ce2" office:value-type="string" calcext:value-type="string">
            <text:p>Aduatiek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62];&quot;/&quot;;[.B162])" office:value-type="string" office:string-value="https://osm.org/relation/3136593" calcext:value-type="string">
            <text:p>https://osm.org/relation/31365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49" calcext:value-type="float">
            <text:p>3138549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/>
            <text:p/>
          </table:table-cell>
          <table:table-cell table:style-name="ce2" office:value-type="string" calcext:value-type="string">
            <text:p>which Duchess?</text:p>
          </table:table-cell>
          <table:table-cell table:style-name="ce7" table:formula="of:=CONCATENATE(&quot;https://osm.org/&quot;;[.A163];&quot;/&quot;;[.B163])" office:value-type="string" office:string-value="https://osm.org/relation/3138549" calcext:value-type="string">
            <text:p>https://osm.org/relation/31385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54" calcext:value-type="float">
            <text:p>3138554</text:p>
          </table:table-cell>
          <table:table-cell table:style-name="ce2" office:value-type="string" calcext:value-type="string">
            <text:p>Avenue Henri Dietrich</text:p>
          </table:table-cell>
          <table:table-cell table:style-name="ce2" office:value-type="string" calcext:value-type="string">
            <text:p>Henri Dietrichlaan</text:p>
          </table:table-cell>
          <table:table-cell table:style-name="ce2" office:value-type="string" calcext:value-type="string">
            <text:p>Q562363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64];&quot;/&quot;;[.B164])" office:value-type="string" office:string-value="https://osm.org/relation/3138554" calcext:value-type="string">
            <text:p>https://osm.org/relation/3138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55" calcext:value-type="float">
            <text:p>3138555</text:p>
          </table:table-cell>
          <table:table-cell table:style-name="ce2" office:value-type="string" calcext:value-type="string">
            <text:p>Rue Bâtonnier Braffort</text:p>
          </table:table-cell>
          <table:table-cell table:style-name="ce2" office:value-type="string" calcext:value-type="string">
            <text:p>Stafhouder Braffortstraat</text:p>
          </table:table-cell>
          <table:table-cell table:style-name="ce2" office:value-type="string" calcext:value-type="string">
            <text:p>Q32613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65];&quot;/&quot;;[.B165])" office:value-type="string" office:string-value="https://osm.org/relation/3138555" calcext:value-type="string">
            <text:p>https://osm.org/relation/31385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61" calcext:value-type="float">
            <text:p>3138561</text:p>
          </table:table-cell>
          <table:table-cell table:style-name="ce2" office:value-type="string" calcext:value-type="string">
            <text:p>Rue des Morins</text:p>
          </table:table-cell>
          <table:table-cell table:style-name="ce2" office:value-type="string" calcext:value-type="string">
            <text:p>Mori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66];&quot;/&quot;;[.B166])" office:value-type="string" office:string-value="https://osm.org/relation/3138561" calcext:value-type="string">
            <text:p>https://osm.org/relation/31385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93" calcext:value-type="float">
            <text:p>3138593</text:p>
          </table:table-cell>
          <table:table-cell table:style-name="ce2" office:value-type="string" calcext:value-type="string">
            <text:p>Rue des Trévires</text:p>
          </table:table-cell>
          <table:table-cell table:style-name="ce2" office:value-type="string" calcext:value-type="string">
            <text:p>Trevi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67];&quot;/&quot;;[.B167])" office:value-type="string" office:string-value="https://osm.org/relation/3138593" calcext:value-type="string">
            <text:p>https://osm.org/relation/31385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613" calcext:value-type="float">
            <text:p>3138613</text:p>
          </table:table-cell>
          <table:table-cell table:style-name="ce2" office:value-type="string" calcext:value-type="string">
            <text:p>Rue des Ménapiens</text:p>
          </table:table-cell>
          <table:table-cell table:style-name="ce2" office:value-type="string" calcext:value-type="string">
            <text:p>Menapië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68];&quot;/&quot;;[.B168])" office:value-type="string" office:string-value="https://osm.org/relation/3138613" calcext:value-type="string">
            <text:p>https://osm.org/relation/31386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70" calcext:value-type="float">
            <text:p>3138870</text:p>
          </table:table-cell>
          <table:table-cell table:style-name="ce2" office:value-type="string" calcext:value-type="string">
            <text:p>Rue des Tongres</text:p>
          </table:table-cell>
          <table:table-cell table:style-name="ce2" office:value-type="string" calcext:value-type="string">
            <text:p>Tong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69];&quot;/&quot;;[.B169])" office:value-type="string" office:string-value="https://osm.org/relation/3138870" calcext:value-type="string">
            <text:p>https://osm.org/relation/31388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79" calcext:value-type="float">
            <text:p>3138879</text:p>
          </table:table-cell>
          <table:table-cell table:style-name="ce2" office:value-type="string" calcext:value-type="string">
            <text:p>Avenue de l'Yser</text:p>
          </table:table-cell>
          <table:table-cell table:style-name="ce2" office:value-type="string" calcext:value-type="string">
            <text:p>Ijz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70];&quot;/&quot;;[.B170])" office:value-type="string" office:string-value="https://osm.org/relation/3138879" calcext:value-type="string">
            <text:p>https://osm.org/relation/31388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9034" calcext:value-type="float">
            <text:p>3139034</text:p>
          </table:table-cell>
          <table:table-cell table:style-name="ce2" office:value-type="string" calcext:value-type="string">
            <text:p>Rue Gérard</text:p>
          </table:table-cell>
          <table:table-cell table:style-name="ce2" office:value-type="string" calcext:value-type="string">
            <text:p>Gérardstraat</text:p>
          </table:table-cell>
          <table:table-cell table:style-name="ce2" office:value-type="string" calcext:value-type="string">
            <text:p>Q31028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Rue_G%C3%A9rard_(Bruxelles)" xlink:type="simple">https://fr.wikipedia.org/wiki/Rue_G%C3%A9rard_(Bruxelles)</text:a></text:p>
          </table:table-cell>
          <table:table-cell/>
          <table:table-cell table:style-name="ce7" table:formula="of:=CONCATENATE(&quot;https://osm.org/&quot;;[.A171];&quot;/&quot;;[.B171])" office:value-type="string" office:string-value="https://osm.org/relation/3139034" calcext:value-type="string">
            <text:p>https://osm.org/relation/31390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9087" calcext:value-type="float">
            <text:p>3139087</text:p>
          </table:table-cell>
          <table:table-cell table:style-name="ce2" office:value-type="string" calcext:value-type="string">
            <text:p>Clos du Cinquantenaire</text:p>
          </table:table-cell>
          <table:table-cell table:style-name="ce2" office:value-type="string" calcext:value-type="string">
            <text:p>Jubel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72];&quot;/&quot;;[.B172])" office:value-type="string" office:string-value="https://osm.org/relation/3139087" calcext:value-type="string">
            <text:p>https://osm.org/relation/31390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0243" calcext:value-type="float">
            <text:p>3140243</text:p>
          </table:table-cell>
          <table:table-cell table:style-name="ce2" office:value-type="string" calcext:value-type="string">
            <text:p>Avenue de la Chevalerie</text:p>
          </table:table-cell>
          <table:table-cell table:style-name="ce2" office:value-type="string" calcext:value-type="string">
            <text:p>Ridderschap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73];&quot;/&quot;;[.B173])" office:value-type="string" office:string-value="https://osm.org/relation/3140243" calcext:value-type="string">
            <text:p>https://osm.org/relation/31402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565" calcext:value-type="float">
            <text:p>3143565</text:p>
          </table:table-cell>
          <table:table-cell table:style-name="ce2" office:value-type="string" calcext:value-type="string">
            <text:p>Rue Charles Degroux</text:p>
          </table:table-cell>
          <table:table-cell table:style-name="ce2" office:value-type="string" calcext:value-type="string">
            <text:p>Charles Degrouxstraat</text:p>
          </table:table-cell>
          <table:table-cell table:style-name="ce2" office:value-type="string" calcext:value-type="string">
            <text:p>Q26579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74];&quot;/&quot;;[.B174])" office:value-type="string" office:string-value="https://osm.org/relation/3143565" calcext:value-type="string">
            <text:p>https://osm.org/relation/31435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566" calcext:value-type="float">
            <text:p>3143566</text:p>
          </table:table-cell>
          <table:table-cell table:style-name="ce2" office:value-type="string" calcext:value-type="string">
            <text:p>Square Jules de Burlet</text:p>
          </table:table-cell>
          <table:table-cell table:style-name="ce2" office:value-type="string" calcext:value-type="string">
            <text:p>Jules de Burletplein</text:p>
          </table:table-cell>
          <table:table-cell table:style-name="ce2" office:value-type="string" calcext:value-type="string">
            <text:p>Q5691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75];&quot;/&quot;;[.B175])" office:value-type="string" office:string-value="https://osm.org/relation/3143566" calcext:value-type="string">
            <text:p>https://osm.org/relation/31435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669" calcext:value-type="float">
            <text:p>3143669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76];&quot;/&quot;;[.B176])" office:value-type="string" office:string-value="https://osm.org/relation/3143669" calcext:value-type="string">
            <text:p>https://osm.org/relation/31436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686" calcext:value-type="float">
            <text:p>3143686</text:p>
          </table:table-cell>
          <table:table-cell table:style-name="ce2" office:value-type="string" calcext:value-type="string">
            <text:p>Rue Henri de Braeckeleer</text:p>
          </table:table-cell>
          <table:table-cell table:style-name="ce2" office:value-type="string" calcext:value-type="string">
            <text:p>Henri de Braeckele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://www.ebru.be/Streets/streets1040/bruxelles-1040-rue-henri-de-braeckeleer.html" xlink:type="simple">http://www.ebru.be/Streets/streets1040/bruxelles-1040-rue-henri-de-braeckeleer.html</text:a></text:p>
          </table:table-cell>
          <table:table-cell/>
          <table:table-cell table:style-name="ce7" table:formula="of:=CONCATENATE(&quot;https://osm.org/&quot;;[.A177];&quot;/&quot;;[.B177])" office:value-type="string" office:string-value="https://osm.org/relation/3143686" calcext:value-type="string">
            <text:p>https://osm.org/relation/3143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756" calcext:value-type="float">
            <text:p>3143756</text:p>
          </table:table-cell>
          <table:table-cell table:style-name="ce2" office:value-type="string" calcext:value-type="string">
            <text:p>Rue Léon de Lantsheere</text:p>
          </table:table-cell>
          <table:table-cell table:style-name="ce2" office:value-type="string" calcext:value-type="string">
            <text:p>Léon de Lantsheerestraat</text:p>
          </table:table-cell>
          <table:table-cell table:style-name="ce2" office:value-type="string" calcext:value-type="string">
            <text:p>Q21753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78];&quot;/&quot;;[.B178])" office:value-type="string" office:string-value="https://osm.org/relation/3143756" calcext:value-type="string">
            <text:p>https://osm.org/relation/31437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786" calcext:value-type="float">
            <text:p>3143786</text:p>
          </table:table-cell>
          <table:table-cell table:style-name="ce2" office:value-type="string" calcext:value-type="string">
            <text:p>Rue de l'Orme</text:p>
          </table:table-cell>
          <table:table-cell table:style-name="ce2" office:value-type="string" calcext:value-type="string">
            <text:p>Ol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79];&quot;/&quot;;[.B179])" office:value-type="string" office:string-value="https://osm.org/relation/3143786" calcext:value-type="string">
            <text:p>https://osm.org/relation/3143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818" calcext:value-type="float">
            <text:p>3143818</text:p>
          </table:table-cell>
          <table:table-cell table:style-name="ce2" office:value-type="string" calcext:value-type="string">
            <text:p>Rue d'Oultremont</text:p>
          </table:table-cell>
          <table:table-cell table:style-name="ce2" office:value-type="string" calcext:value-type="string">
            <text:p>d'Oultremontstraat</text:p>
          </table:table-cell>
          <table:table-cell table:style-name="ce2" office:value-type="string" calcext:value-type="string">
            <text:p>Q30656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The name of the family - no female members remembered by history.</text:p>
          </table:table-cell>
          <table:table-cell table:style-name="ce7" table:formula="of:=CONCATENATE(&quot;https://osm.org/&quot;;[.A180];&quot;/&quot;;[.B180])" office:value-type="string" office:string-value="https://osm.org/relation/3143818" calcext:value-type="string">
            <text:p>https://osm.org/relation/31438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9942" calcext:value-type="float">
            <text:p>3149942</text:p>
          </table:table-cell>
          <table:table-cell table:style-name="ce2" office:value-type="string" calcext:value-type="string">
            <text:p>Rue Belliard</text:p>
          </table:table-cell>
          <table:table-cell table:style-name="ce2" office:value-type="string" calcext:value-type="string">
            <text:p>Belliardstraat</text:p>
          </table:table-cell>
          <table:table-cell table:style-name="ce2" office:value-type="string" calcext:value-type="string">
            <text:p>Q7675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81];&quot;/&quot;;[.B181])" office:value-type="string" office:string-value="https://osm.org/relation/3149942" calcext:value-type="string">
            <text:p>https://osm.org/relation/31499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9945" calcext:value-type="float">
            <text:p>3149945</text:p>
          </table:table-cell>
          <table:table-cell table:style-name="ce2" office:value-type="string" calcext:value-type="string">
            <text:p>Rue Belliard</text:p>
          </table:table-cell>
          <table:table-cell table:style-name="ce2" office:value-type="string" calcext:value-type="string">
            <text:p>Belliardstraat</text:p>
          </table:table-cell>
          <table:table-cell table:style-name="ce2" office:value-type="string" calcext:value-type="string">
            <text:p>Q7675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82];&quot;/&quot;;[.B182])" office:value-type="string" office:string-value="https://osm.org/relation/3149945" calcext:value-type="string">
            <text:p>https://osm.org/relation/31499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9985" calcext:value-type="float">
            <text:p>3149985</text:p>
          </table:table-cell>
          <table:table-cell table:style-name="ce2" office:value-type="string" calcext:value-type="string">
            <text:p>Rue Breydel</text:p>
          </table:table-cell>
          <table:table-cell table:style-name="ce2" office:value-type="string" calcext:value-type="string">
            <text:p>Breyd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Several possibilities, I don't know which Breydel this is.</text:p>
          </table:table-cell>
          <table:table-cell table:style-name="ce7" table:formula="of:=CONCATENATE(&quot;https://osm.org/&quot;;[.A183];&quot;/&quot;;[.B183])" office:value-type="string" office:string-value="https://osm.org/relation/3149985" calcext:value-type="string">
            <text:p>https://osm.org/relation/31499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2673" calcext:value-type="float">
            <text:p>3172673</text:p>
          </table:table-cell>
          <table:table-cell table:style-name="ce2" office:value-type="string" calcext:value-type="string">
            <text:p>Rue de Theux</text:p>
          </table:table-cell>
          <table:table-cell table:style-name="ce2" office:value-type="string" calcext:value-type="string">
            <text:p>de Theuxstraat</text:p>
          </table:table-cell>
          <table:table-cell table:style-name="ce2" office:value-type="string" calcext:value-type="string">
            <text:p>Q4722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://www.ebru.be/Streets/streets1040/bruxelles-1040-rue-de-theux.html" xlink:type="simple">http://www.ebru.be/Streets/streets1040/bruxelles-1040-rue-de-theux.html</text:a></text:p>
          </table:table-cell>
          <table:table-cell/>
          <table:table-cell table:style-name="ce7" table:formula="of:=CONCATENATE(&quot;https://osm.org/&quot;;[.A184];&quot;/&quot;;[.B184])" office:value-type="string" office:string-value="https://osm.org/relation/3172673" calcext:value-type="string">
            <text:p>https://osm.org/relation/31726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2675" calcext:value-type="float">
            <text:p>3172675</text:p>
          </table:table-cell>
          <table:table-cell table:style-name="ce2" office:value-type="string" calcext:value-type="string">
            <text:p>Rue du Château</text:p>
          </table:table-cell>
          <table:table-cell table:style-name="ce2" office:value-type="string" calcext:value-type="string">
            <text:p>Kast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85];&quot;/&quot;;[.B185])" office:value-type="string" office:string-value="https://osm.org/relation/3172675" calcext:value-type="string">
            <text:p>https://osm.org/relation/31726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4384" calcext:value-type="float">
            <text:p>3174384</text:p>
          </table:table-cell>
          <table:table-cell table:style-name="ce2" office:value-type="string" calcext:value-type="string">
            <text:p>Rue du Brochet</text:p>
          </table:table-cell>
          <table:table-cell table:style-name="ce2" office:value-type="string" calcext:value-type="string">
            <text:p>Sn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86];&quot;/&quot;;[.B186])" office:value-type="string" office:string-value="https://osm.org/relation/3174384" calcext:value-type="string">
            <text:p>https://osm.org/relation/31743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4468" calcext:value-type="float">
            <text:p>3174468</text:p>
          </table:table-cell>
          <table:table-cell table:style-name="ce2" office:value-type="string" calcext:value-type="string">
            <text:p>Rue Gray</text:p>
          </table:table-cell>
          <table:table-cell table:style-name="ce2" office:value-type="string" calcext:value-type="string">
            <text:p>Graystraat</text:p>
          </table:table-cell>
          <table:table-cell table:style-name="ce2" office:value-type="string" calcext:value-type="string">
            <text:p>Q77901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://www.ebru.be/Streets/streets1040/bruxelles-1040-rue-gray.html" xlink:type="simple">http://www.ebru.be/Streets/streets1040/bruxelles-1040-rue-gray.html</text:a></text:p>
          </table:table-cell>
          <table:table-cell/>
          <table:table-cell table:style-name="ce7" table:formula="of:=CONCATENATE(&quot;https://osm.org/&quot;;[.A187];&quot;/&quot;;[.B187])" office:value-type="string" office:string-value="https://osm.org/relation/3174468" calcext:value-type="string">
            <text:p>https://osm.org/relation/31744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7522" calcext:value-type="float">
            <text:p>3177522</text:p>
          </table:table-cell>
          <table:table-cell table:style-name="ce2" office:value-type="string" calcext:value-type="string">
            <text:p>Chaussée de Wavre</text:p>
          </table:table-cell>
          <table:table-cell table:style-name="ce2" office:value-type="string" calcext:value-type="string">
            <text:p>Waver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88];&quot;/&quot;;[.B188])" office:value-type="string" office:string-value="https://osm.org/relation/3177522" calcext:value-type="string">
            <text:p>https://osm.org/relation/3177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98" calcext:value-type="float">
            <text:p>3256898</text:p>
          </table:table-cell>
          <table:table-cell table:style-name="ce2" office:value-type="string" calcext:value-type="string">
            <text:p>Avenue de la Chevalerie</text:p>
          </table:table-cell>
          <table:table-cell table:style-name="ce2" office:value-type="string" calcext:value-type="string">
            <text:p>Ridderschap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89];&quot;/&quot;;[.B189])" office:value-type="string" office:string-value="https://osm.org/relation/3256898" calcext:value-type="string">
            <text:p>https://osm.org/relation/32568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99" calcext:value-type="float">
            <text:p>3256899</text:p>
          </table:table-cell>
          <table:table-cell table:style-name="ce2" office:value-type="string" calcext:value-type="string">
            <text:p>Rue Leys</text:p>
          </table:table-cell>
          <table:table-cell table:style-name="ce2" office:value-type="string" calcext:value-type="string">
            <text:p>Leystraat</text:p>
          </table:table-cell>
          <table:table-cell table:style-name="ce2" office:value-type="string" calcext:value-type="string">
            <text:p>Q9595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90];&quot;/&quot;;[.B190])" office:value-type="string" office:string-value="https://osm.org/relation/3256899" calcext:value-type="string">
            <text:p>https://osm.org/relation/32568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791" calcext:value-type="float">
            <text:p>3258791</text:p>
          </table:table-cell>
          <table:table-cell table:style-name="ce2" office:value-type="string" calcext:value-type="string">
            <text:p>Avenue Éléonore</text:p>
          </table:table-cell>
          <table:table-cell table:style-name="ce2" office:value-type="string" calcext:value-type="string">
            <text:p>Eleonorelaan</text:p>
          </table:table-cell>
          <table:table-cell table:style-name="ce2"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7" table:formula="of:=CONCATENATE(&quot;https://osm.org/&quot;;[.A191];&quot;/&quot;;[.B191])" office:value-type="string" office:string-value="https://osm.org/relation/3258791" calcext:value-type="string">
            <text:p>https://osm.org/relation/32587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01" calcext:value-type="float">
            <text:p>3258801</text:p>
          </table:table-cell>
          <table:table-cell table:style-name="ce2" office:value-type="string" calcext:value-type="string">
            <text:p>Avenue des Volontaires</text:p>
          </table:table-cell>
          <table:table-cell table:style-name="ce2" office:value-type="string" calcext:value-type="string">
            <text:p>Vrijwillig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92];&quot;/&quot;;[.B192])" office:value-type="string" office:string-value="https://osm.org/relation/3258801" calcext:value-type="string">
            <text:p>https://osm.org/relation/32588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02" calcext:value-type="float">
            <text:p>3258802</text:p>
          </table:table-cell>
          <table:table-cell table:style-name="ce2" office:value-type="string" calcext:value-type="string">
            <text:p>Clos Manuel</text:p>
          </table:table-cell>
          <table:table-cell table:style-name="ce2" office:value-type="string" calcext:value-type="string">
            <text:p>Manuel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pedia, no wikidata</text:p>
          </table:table-cell>
          <table:table-cell/>
          <table:table-cell table:style-name="ce7" table:formula="of:=CONCATENATE(&quot;https://osm.org/&quot;;[.A193];&quot;/&quot;;[.B193])" office:value-type="string" office:string-value="https://osm.org/relation/3258802" calcext:value-type="string">
            <text:p>https://osm.org/relation/32588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03" calcext:value-type="float">
            <text:p>3258803</text:p>
          </table:table-cell>
          <table:table-cell table:style-name="ce2" office:value-type="string" calcext:value-type="string">
            <text:p>Square de l'Europe</text:p>
          </table:table-cell>
          <table:table-cell table:style-name="ce2" office:value-type="string" calcext:value-type="string">
            <text:p>Europa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194];&quot;/&quot;;[.B194])" office:value-type="string" office:string-value="https://osm.org/relation/3258803" calcext:value-type="string">
            <text:p>https://osm.org/relation/32588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21" calcext:value-type="float">
            <text:p>3258821</text:p>
          </table:table-cell>
          <table:table-cell table:style-name="ce2" office:value-type="string" calcext:value-type="string">
            <text:p>Avenue Eugène Godaux</text:p>
          </table:table-cell>
          <table:table-cell table:style-name="ce2" office:value-type="string" calcext:value-type="string">
            <text:p>Eugène Godau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pedia or wikidata</text:p>
          </table:table-cell>
          <table:table-cell table:style-name="ce5" office:value-type="string" calcext:value-type="string">
            <text:p><text:a xlink:href="http://www.irismonument.be/fr.Etterbeek.Avenue_Eugene_Godaux.html" xlink:type="simple">http://www.irismonument.be/fr.Etterbeek.Avenue_Eugene_Godaux.html</text:a></text:p>
          </table:table-cell>
          <table:table-cell table:style-name="ce7" table:formula="of:=CONCATENATE(&quot;https://osm.org/&quot;;[.A195];&quot;/&quot;;[.B195])" office:value-type="string" office:string-value="https://osm.org/relation/3258821" calcext:value-type="string">
            <text:p>https://osm.org/relation/32588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22" calcext:value-type="float">
            <text:p>3258822</text:p>
          </table:table-cell>
          <table:table-cell table:style-name="ce2" office:value-type="string" calcext:value-type="string">
            <text:p>Avenue Nestor Plissart</text:p>
          </table:table-cell>
          <table:table-cell table:style-name="ce2" office:value-type="string" calcext:value-type="string">
            <text:p>Nestor Plissartlaan</text:p>
          </table:table-cell>
          <table:table-cell table:style-name="ce2" office:value-type="string" calcext:value-type="string">
            <text:p>Q33384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96];&quot;/&quot;;[.B196])" office:value-type="string" office:string-value="https://osm.org/relation/3258822" calcext:value-type="string">
            <text:p>https://osm.org/relation/32588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42" calcext:value-type="float">
            <text:p>3493442</text:p>
          </table:table-cell>
          <table:table-cell table:style-name="ce2" office:value-type="string" calcext:value-type="string">
            <text:p>Rue Bâtonnier Braffort</text:p>
          </table:table-cell>
          <table:table-cell table:style-name="ce2" office:value-type="string" calcext:value-type="string">
            <text:p>Stafhouder Braffortstraat</text:p>
          </table:table-cell>
          <table:table-cell table:style-name="ce2" office:value-type="string" calcext:value-type="string">
            <text:p>Q32613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97];&quot;/&quot;;[.B197])" office:value-type="string" office:string-value="https://osm.org/relation/3493442" calcext:value-type="string">
            <text:p>https://osm.org/relation/34934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65" calcext:value-type="float">
            <text:p>3493465</text:p>
          </table:table-cell>
          <table:table-cell table:style-name="ce2" office:value-type="string" calcext:value-type="string">
            <text:p>Avenue Henri Dietrich</text:p>
          </table:table-cell>
          <table:table-cell table:style-name="ce2" office:value-type="string" calcext:value-type="string">
            <text:p>Henri Dietrichlaan</text:p>
          </table:table-cell>
          <table:table-cell table:style-name="ce2" office:value-type="string" calcext:value-type="string">
            <text:p>Q562363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198];&quot;/&quot;;[.B198])" office:value-type="string" office:string-value="https://osm.org/relation/3493465" calcext:value-type="string">
            <text:p>https://osm.org/relation/34934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66" calcext:value-type="float">
            <text:p>3493466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no wikipedia, no wikidata</text:p>
          </table:table-cell>
          <table:table-cell table:style-name="ce2" office:value-type="string" calcext:value-type="string">
            <text:p>Quelle duchesse?</text:p>
          </table:table-cell>
          <table:table-cell table:style-name="ce7" table:formula="of:=CONCATENATE(&quot;https://osm.org/&quot;;[.A199];&quot;/&quot;;[.B199])" office:value-type="string" office:string-value="https://osm.org/relation/3493466" calcext:value-type="string">
            <text:p>https://osm.org/relation/34934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3" calcext:value-type="float">
            <text:p>3495513</text:p>
          </table:table-cell>
          <table:table-cell table:style-name="ce2" office:value-type="string" calcext:value-type="string">
            <text:p>Avenue Henri Schoofs</text:p>
          </table:table-cell>
          <table:table-cell table:style-name="ce2" office:value-type="string" calcext:value-type="string">
            <text:p>Henri Schoofslaan</text:p>
          </table:table-cell>
          <table:table-cell table:style-name="ce2" office:value-type="string" calcext:value-type="string">
            <text:p>Q216466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CONCATENATE(&quot;https://osm.org/&quot;;[.A200];&quot;/&quot;;[.B200])" office:value-type="string" office:string-value="https://osm.org/relation/3495513" calcext:value-type="string">
            <text:p>https://osm.org/relation/34955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22" calcext:value-type="float">
            <text:p>3495522</text:p>
          </table:table-cell>
          <table:table-cell table:style-name="ce2" office:value-type="string" calcext:value-type="string">
            <text:p>Rue du Bocq</text:p>
          </table:table-cell>
          <table:table-cell table:style-name="ce2" office:value-type="string" calcext:value-type="string">
            <text:p>Bocq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01];&quot;/&quot;;[.B201])" office:value-type="string" office:string-value="https://osm.org/relation/3495522" calcext:value-type="string">
            <text:p>https://osm.org/relation/3495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9402" calcext:value-type="float">
            <text:p>4809402</text:p>
          </table:table-cell>
          <table:table-cell table:style-name="ce2" office:value-type="string" calcext:value-type="string">
            <text:p>Avenue de Tervueren</text:p>
          </table:table-cell>
          <table:table-cell table:style-name="ce2" office:value-type="string" calcext:value-type="string">
            <text:p>Tervu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02];&quot;/&quot;;[.B202])" office:value-type="string" office:string-value="https://osm.org/relation/4809402" calcext:value-type="string">
            <text:p>https://osm.org/relation/48094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59" calcext:value-type="float">
            <text:p>4815659</text:p>
          </table:table-cell>
          <table:table-cell table:style-name="ce2" office:value-type="string" calcext:value-type="string">
            <text:p>Boulevard Saint-Michel</text:p>
          </table:table-cell>
          <table:table-cell table:style-name="ce2" office:value-type="string" calcext:value-type="string">
            <text:p>Sint-Michiel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Michel_(archange)" xlink:type="simple">https://fr.wikipedia.org/wiki/Michel_(archange)</text:a></text:p>
          </table:table-cell>
          <table:table-cell/>
          <table:table-cell table:style-name="ce7" table:formula="of:=CONCATENATE(&quot;https://osm.org/&quot;;[.A203];&quot;/&quot;;[.B203])" office:value-type="string" office:string-value="https://osm.org/relation/4815659" calcext:value-type="string">
            <text:p>https://osm.org/relation/4815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7" calcext:value-type="float">
            <text:p>4815687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no wikipedia, no wikidata </text:p>
          </table:table-cell>
          <table:table-cell table:style-name="ce2" office:value-type="string" calcext:value-type="string">
            <text:p>Quelle duchesse?</text:p>
          </table:table-cell>
          <table:table-cell table:style-name="ce7" table:formula="of:=CONCATENATE(&quot;https://osm.org/&quot;;[.A204];&quot;/&quot;;[.B204])" office:value-type="string" office:string-value="https://osm.org/relation/4815687" calcext:value-type="string">
            <text:p>https://osm.org/relation/481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8" calcext:value-type="float">
            <text:p>4815688</text:p>
          </table:table-cell>
          <table:table-cell table:style-name="ce2" office:value-type="string" calcext:value-type="string">
            <text:p>Rue des Atrébates</text:p>
          </table:table-cell>
          <table:table-cell table:style-name="ce2" office:value-type="string" calcext:value-type="string">
            <text:p>Atreba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05];&quot;/&quot;;[.B205])" office:value-type="string" office:string-value="https://osm.org/relation/4815688" calcext:value-type="string">
            <text:p>https://osm.org/relation/48156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9890089" calcext:value-type="float">
            <text:p>9890089</text:p>
          </table:table-cell>
          <table:table-cell table:style-name="ce2" office:value-type="string" calcext:value-type="string">
            <text:p>Mont du Cinquantenaire</text:p>
          </table:table-cell>
          <table:table-cell table:style-name="ce2" office:value-type="string" calcext:value-type="string">
            <text:p>Jubel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CONCATENATE(&quot;https://osm.org/&quot;;[.A206];&quot;/&quot;;[.B206])" office:value-type="string" office:string-value="https://osm.org/relation/9890089" calcext:value-type="string">
            <text:p>https://osm.org/relation/98900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uguste Rodin</text:p>
          </table:table-cell>
          <table:table-cell table:style-name="ce2" office:value-type="string" calcext:value-type="string">
            <text:p>Auguste Rodinlaan</text:p>
          </table:table-cell>
          <table:table-cell table:style-name="ce2" office:value-type="string" calcext:value-type="string">
            <text:p>Q307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HYPERLINK(CONCATENATE(&quot;https://osm.org/search?query=&quot;; [.C207];&quot;,etterbeek&quot;))" office:value-type="string" office:string-value="https://osm.org/search?query=Avenue Auguste Rodin,etterbeek" calcext:value-type="string">
            <text:p>https://osm.org/search?query=Avenue Auguste Rodin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'Auderghem</text:p>
          </table:table-cell>
          <table:table-cell table:style-name="ce2" office:value-type="string" calcext:value-type="string">
            <text:p>Oudergem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08];&quot;,etterbeek&quot;))" office:value-type="string" office:string-value="https://osm.org/search?query=Avenue d'Auderghem,etterbeek" calcext:value-type="string">
            <text:p>https://osm.org/search?query=Avenue d'Auderghem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u Triomphe</text:p>
          </table:table-cell>
          <table:table-cell table:style-name="ce2" office:value-type="string" calcext:value-type="string">
            <text:p>Triom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09];&quot;,etterbeek&quot;))" office:value-type="string" office:string-value="https://osm.org/search?query=Boulevard du Triomphe,etterbeek" calcext:value-type="string">
            <text:p>https://osm.org/search?query=Boulevard du Triomphe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Wavre</text:p>
          </table:table-cell>
          <table:table-cell table:style-name="ce2" office:value-type="string" calcext:value-type="string">
            <text:p>Waver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10];&quot;,etterbeek&quot;))" office:value-type="string" office:string-value="https://osm.org/search?query=Chaussée de Wavre,etterbeek" calcext:value-type="string">
            <text:p>https://osm.org/search?query=Chaussée de Wavre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ité Jourdan</text:p>
          </table:table-cell>
          <table:table-cell table:style-name="ce2" office:value-type="string" calcext:value-type="string">
            <text:p>Jourdan Wijk</text:p>
          </table:table-cell>
          <table:table-cell table:style-name="ce2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data, no wikipedia</text:p>
          </table:table-cell>
          <table:table-cell table:style-name="ce5" office:value-type="string" calcext:value-type="string">
            <text:p><text:a xlink:href="http://www.reflexcity.net/bruxelles/personnes-celebres/divers/dr-jean-baptiste-jourdan" xlink:type="simple">http://www.reflexcity.net/bruxelles/personnes-celebres/divers/dr-jean-baptiste-jourdan</text:a></text:p>
          </table:table-cell>
          <table:table-cell table:style-name="ce8" table:formula="of:=HYPERLINK(CONCATENATE(&quot;https://osm.org/search?query=&quot;; [.C211];&quot;,etterbeek&quot;))" office:value-type="string" office:string-value="https://osm.org/search?query=Cité Jourdan,etterbeek" calcext:value-type="string">
            <text:p>https://osm.org/search?query=Cité Jourdan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du Cinquantenaire</text:p>
          </table:table-cell>
          <table:table-cell table:style-name="ce2" office:value-type="string" calcext:value-type="string">
            <text:p>Jubelgal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12];&quot;,etterbeek&quot;))" office:value-type="string" office:string-value="https://osm.org/search?query=Galerie du Cinquantenaire,etterbeek" calcext:value-type="string">
            <text:p>https://osm.org/search?query=Galerie du Cinquantenaire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nt Fernand Demany</text:p>
          </table:table-cell>
          <table:table-cell table:style-name="ce2" office:value-type="string" calcext:value-type="string">
            <text:p>Fernand Demanybrug</text:p>
          </table:table-cell>
          <table:table-cell table:style-name="ce2" office:value-type="string" calcext:value-type="string">
            <text:p>Q22709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HYPERLINK(CONCATENATE(&quot;https://osm.org/search?query=&quot;; [.C213];&quot;,etterbeek&quot;))" office:value-type="string" office:string-value="https://osm.org/search?query=Pont Fernand Demany,etterbeek" calcext:value-type="string">
            <text:p>https://osm.org/search?query=Pont Fernand Demany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rte de Tervueren</text:p>
          </table:table-cell>
          <table:table-cell table:style-name="ce2" office:value-type="string" calcext:value-type="string">
            <text:p>Tervurensepoor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14];&quot;,etterbeek&quot;))" office:value-type="string" office:string-value="https://osm.org/search?query=Porte de Tervueren,etterbeek" calcext:value-type="string">
            <text:p>https://osm.org/search?query=Porte de Tervueren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rte de Tervueren</text:p>
          </table:table-cell>
          <table:table-cell table:style-name="ce2" office:value-type="string" calcext:value-type="string">
            <text:p>Tervuursepoort</text:p>
          </table:table-cell>
          <table:table-cell table:style-name="ce2"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15];&quot;,etterbeek&quot;))" office:value-type="string" office:string-value="https://osm.org/search?query=Porte de Tervueren,etterbeek" calcext:value-type="string">
            <text:p>https://osm.org/search?query=Porte de Tervueren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eys</text:p>
          </table:table-cell>
          <table:table-cell table:style-name="ce2" office:value-type="string" calcext:value-type="string">
            <text:p>Leystraat</text:p>
          </table:table-cell>
          <table:table-cell table:style-name="ce2" office:value-type="string" calcext:value-type="string">
            <text:p>Q9595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HYPERLINK(CONCATENATE(&quot;https://osm.org/search?query=&quot;; [.C216];&quot;,etterbeek&quot;))" office:value-type="string" office:string-value="https://osm.org/search?query=Rue Leys,etterbeek" calcext:value-type="string">
            <text:p>https://osm.org/search?query=Rue Leys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urice Liétart</text:p>
          </table:table-cell>
          <table:table-cell table:style-name="ce2" office:value-type="string" calcext:value-type="string">
            <text:p>Maurice Liét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pedia, no Wikidata</text:p>
          </table:table-cell>
          <table:table-cell table:style-name="ce5" office:value-type="string" calcext:value-type="string">
            <text:p><text:a xlink:href="https://books.google.be/books?id=cT4TAAAAQAAJ&amp;pg=PA211&amp;lpg=PA211&amp;dq=Maurice+Li%C3%A9tart+n%C3%A9&amp;source=bl&amp;ots=1-vBKrfiUr&amp;sig=ACfU3U301ywIHwDT_1iXP8YDGbmJ8ru0vA&amp;hl=fr&amp;sa=X&amp;ved=2ahUKEwi3ysDxotnnAhXCsKQKHfeFC9gQ6AEwEXoECAwQAQ#v=onepage&amp;q=Maurice%20Li%C3%A9tart%20n%C3%A9&amp;f=false" xlink:type="simple">https://books.google.be/books?id=cT4TAAAAQAAJ&amp;pg=PA211&amp;lpg=PA211&amp;dq=Maurice+Li%C3%A9tart+n%C3%A9&amp;source=bl&amp;ots=1-vBKrfiUr&amp;sig=ACfU3U301ywIHwDT_1iXP8YDGbmJ8ru0vA&amp;hl=fr&amp;sa=X&amp;ved=2ahUKEwi3ysDxotnnAhXCsKQKHfeFC9gQ6AEwEXoECAwQAQ#v=onepage&amp;q=Maurice%20Li%C3%A9tart%20n%C3%A9&amp;f=false</text:a></text:p>
          </table:table-cell>
          <table:table-cell table:style-name="ce8" table:formula="of:=HYPERLINK(CONCATENATE(&quot;https://osm.org/search?query=&quot;; [.C217];&quot;,etterbeek&quot;))" office:value-type="string" office:string-value="https://osm.org/search?query=Rue Maurice Liétart,etterbeek" calcext:value-type="string">
            <text:p>https://osm.org/search?query=Rue Maurice Liétart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olignée</text:p>
          </table:table-cell>
          <table:table-cell table:style-name="ce2" office:value-type="string" calcext:value-type="string">
            <text:p>Moligné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18];&quot;,etterbeek&quot;))" office:value-type="string" office:string-value="https://osm.org/search?query=Rue de la Molignée,etterbeek" calcext:value-type="string">
            <text:p>https://osm.org/search?query=Rue de la Molignée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Houyoux</text:p>
          </table:table-cell>
          <table:table-cell table:style-name="ce2" office:value-type="string" calcext:value-type="string">
            <text:p>Houyoux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5" office:value-type="string" calcext:value-type="string">
            <text:p><text:a xlink:href="https://books.google.be/books?id=9ZNfzEowTToC&amp;pg=PA335&amp;lpg=PA335&amp;dq=Houyoux+dictionnaire&amp;source=bl&amp;ots=uhfsa_Ti7E&amp;sig=ACfU3U1SF22QBymnsI9nDc4QEMwPq76GXw&amp;hl=fr&amp;sa=X&amp;ved=2ahUKEwjtnrvEoNnnAhVQ2qQKHSfBCMUQ6AEwB3oECAkQAQ#v=onepage&amp;q=Houyoux%20dictionnaire&amp;f=false" xlink:type="simple">https://books.google.be/books?id=9ZNfzEowTToC&amp;pg=PA335&amp;lpg=PA335&amp;dq=Houyoux+dictionnaire&amp;source=bl&amp;ots=uhfsa_Ti7E&amp;sig=ACfU3U1SF22QBymnsI9nDc4QEMwPq76GXw&amp;hl=fr&amp;sa=X&amp;ved=2ahUKEwjtnrvEoNnnAhVQ2qQKHSfBCMUQ6AEwB3oECAkQAQ#v=onepage&amp;q=Houyoux%20dictionnaire&amp;f=false</text:a></text:p>
          </table:table-cell>
          <table:table-cell table:style-name="ce8" table:formula="of:=HYPERLINK(CONCATENATE(&quot;https://osm.org/search?query=&quot;; [.C219];&quot;,etterbeek&quot;))" office:value-type="string" office:string-value="https://osm.org/search?query=Rue du Houyoux,etterbeek" calcext:value-type="string">
            <text:p>https://osm.org/search?query=Rue du Houyoux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Sceptre</text:p>
          </table:table-cell>
          <table:table-cell table:style-name="ce2" office:value-type="string" calcext:value-type="string">
            <text:p>Scep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20];&quot;,etterbeek&quot;))" office:value-type="string" office:string-value="https://osm.org/search?query=Rue du Sceptre,etterbeek" calcext:value-type="string">
            <text:p>https://osm.org/search?query=Rue du Sceptre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Jean Absil</text:p>
          </table:table-cell>
          <table:table-cell table:style-name="ce2" office:value-type="string" calcext:value-type="string">
            <text:p>Jean Absilsquare</text:p>
          </table:table-cell>
          <table:table-cell table:style-name="ce2" office:value-type="string" calcext:value-type="string">
            <text:p>Q3641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HYPERLINK(CONCATENATE(&quot;https://osm.org/search?query=&quot;; [.C221];&quot;,etterbeek&quot;))" office:value-type="string" office:string-value="https://osm.org/search?query=Square Jean Absil,etterbeek" calcext:value-type="string">
            <text:p>https://osm.org/search?query=Square Jean Absil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Princesse Jean de Mérode</text:p>
          </table:table-cell>
          <table:table-cell table:style-name="ce2" office:value-type="string" calcext:value-type="string">
            <text:p>Prinses Jean de Mérodeplei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No Wikipedia, no Wikidata</text:p>
          </table:table-cell>
          <table:table-cell table:style-name="ce5" office:value-type="string" calcext:value-type="string">
            <text:p><text:a xlink:href="https://www.lesoir.be/art/memoire-d-email-la-princesse-jean-de-merode-xxix-et_t-19980829-Z0FNZD.html" xlink:type="simple">https://www.lesoir.be/art/memoire-d-email-la-princesse-jean-de-merode-xxix-et_t-19980829-Z0FNZD.html</text:a></text:p>
          </table:table-cell>
          <table:table-cell table:style-name="ce8" table:formula="of:=HYPERLINK(CONCATENATE(&quot;https://osm.org/search?query=&quot;; [.C222];&quot;,etterbeek&quot;))" office:value-type="string" office:string-value="https://osm.org/search?query=Square Princesse Jean de Mérode,etterbeek" calcext:value-type="string">
            <text:p>https://osm.org/search?query=Square Princesse Jean de Mérode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Cinquantenaire</text:p>
          </table:table-cell>
          <table:table-cell table:style-name="ce2" office:value-type="string" calcext:value-type="string">
            <text:p>Jubelparktunne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HYPERLINK(CONCATENATE(&quot;https://osm.org/search?query=&quot;; [.C223];&quot;,etterbeek&quot;))" office:value-type="string" office:string-value="https://osm.org/search?query=Tunnel Cinquantenaire,etterbeek" calcext:value-type="string">
            <text:p>https://osm.org/search?query=Tunnel Cinquantenaire,ett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Montgomery</text:p>
          </table:table-cell>
          <table:table-cell table:style-name="ce2" office:value-type="string" calcext:value-type="string">
            <text:p>Montgomerytunnel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Bernard_Montgomery" xlink:type="simple">https://fr.wikipedia.org/wiki/Bernard_Montgomery</text:a></text:p>
          </table:table-cell>
          <table:table-cell/>
          <table:table-cell table:style-name="ce8" table:formula="of:=HYPERLINK(CONCATENATE(&quot;https://osm.org/search?query=&quot;; [.C224];&quot;,etterbeek&quot;))" office:value-type="string" office:string-value="https://osm.org/search?query=Tunnel Montgomery,etterbeek" calcext:value-type="string">
            <text:p>https://osm.org/search?query=Tunnel Montgomery,etterbeek</text:p>
          </table:table-cell>
          <table:table-cell table:number-columns-repeated="1015"/>
        </table:table-row>
        <table:table-row table:style-name="ro1" table:number-rows-repeated="257">
          <table:table-cell table:number-columns-repeated="5"/>
          <table:table-cell table:content-validation-name="val1"/>
          <table:table-cell table:number-columns-repeated="2"/>
          <table:table-cell table:style-name="ce7"/>
          <table:table-cell table:number-columns-repeated="1015"/>
        </table:table-row>
        <table:table-row table:style-name="ro1" table:number-rows-repeated="53">
          <table:table-cell table:number-columns-repeated="5"/>
          <table:table-cell table:content-validation-name="val1"/>
          <table:table-cell table:number-columns-repeated="2"/>
          <table:table-cell table:style-name="ce9"/>
          <table:table-cell table:number-columns-repeated="1015"/>
        </table:table-row>
        <table:table-row table:style-name="ro1" table:number-rows-repeated="466">
          <table:table-cell table:number-columns-repeated="5"/>
          <table:table-cell table:content-validation-name="val1"/>
          <table:table-cell table:number-columns-repeated="2"/>
          <table:table-cell table:style-name="ce10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tterbeek" style:display-name="PageStyle_etterbee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81" meta:object-count="0"/>
    <meta:generator>LibreOfficeDev/6.0.5.2$Linux_X86_64 LibreOffice_project/</meta:generator>
  </office:meta>
</office:document-meta>
</file>